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14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5" style:family="table-column">
      <style:table-column-properties fo:break-before="auto" style:column-width="0.693cm"/>
    </style:style>
    <style:style style:name="co15" style:family="table-column">
      <style:table-column-properties fo:break-before="auto" style:column-width="1.475cm"/>
    </style:style>
    <style:style style:name="co10" style:family="table-column">
      <style:table-column-properties fo:break-before="auto" style:column-width="2.267cm"/>
    </style:style>
    <style:style style:name="co23" style:family="table-column">
      <style:table-column-properties fo:break-before="auto" style:column-width="13.852cm"/>
    </style:style>
    <style:style style:name="co17" style:family="table-column">
      <style:table-column-properties fo:break-before="auto" style:column-width="3.579cm"/>
    </style:style>
    <style:style style:name="co18" style:family="table-column">
      <style:table-column-properties fo:break-before="auto" style:column-width="2.085cm"/>
    </style:style>
    <style:style style:name="co19" style:family="table-column">
      <style:table-column-properties fo:break-before="auto" style:column-width="3.307cm"/>
    </style:style>
    <style:style style:name="co20" style:family="table-column">
      <style:table-column-properties fo:break-before="auto" style:column-width="1.247cm"/>
    </style:style>
    <style:style style:name="co21" style:family="table-column">
      <style:table-column-properties fo:break-before="auto" style:column-width="1.554cm"/>
    </style:style>
    <style:style style:name="co22" style:family="table-column">
      <style:table-column-properties fo:break-before="auto" style:column-width="0.637cm"/>
    </style:style>
    <style:style style:name="co24" style:family="table-column">
      <style:table-column-properties fo:break-before="auto" style:column-width="1.498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4"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5"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6"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7" style:family="table-cell" style:parent-style-name="Default" style:data-style-name="N108"/>
    <style:style style:name="ce29"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0"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4" style:family="table-cell" style:parent-style-name="Default">
      <style:table-cell-properties style:text-align-source="fix" style:repeat-content="false"/>
      <style:paragraph-properties fo:text-align="end" fo:margin-left="0cm"/>
    </style:style>
    <style:style style:name="ce36"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40"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8" style:family="table-cell" style:parent-style-name="Default" style:data-style-name="N109">
      <style:table-cell-properties fo:border-bottom="none" fo:border-left="none" fo:border-right="0.002cm solid #999999" fo:border-top="none"/>
    </style:style>
    <style:style style:name="ce4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51"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2"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3"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4" style:family="table-cell" style:parent-style-name="Default" style:data-style-name="N109">
      <style:table-cell-properties fo:border-bottom="none" fo:border-left="none" fo:border-right="0.002cm solid #000000" fo:border-top="none"/>
    </style:style>
    <style:style style:name="ce55"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7"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8"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transparent"/>
    </style:style>
    <style:style style:name="ce8"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82" style:family="table-cell" style:parent-style-name="Default">
      <style:text-properties style:use-window-font-color="true" fo:font-style="italic" fo:font-weight="normal" style:font-style-asian="italic" style:font-weight-asian="normal" style:font-style-complex="italic" style:font-weight-complex="normal"/>
    </style:style>
    <style:style style:name="ce83"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84"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85" style:family="table-cell" style:parent-style-name="Default">
      <style:text-properties fo:font-style="italic" style:font-style-asian="italic" style:font-style-complex="italic"/>
    </style:style>
    <style:style style:name="ce86"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87"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center" fo:margin-left="0cm"/>
      <style:text-properties style:font-name="Wingdings" fo:font-style="italic" style:font-name-asian="Wingdings" style:font-style-asian="italic" style:font-name-complex="Wingdings" style:font-style-complex="italic"/>
    </style:style>
    <style:style style:name="ce89" style:family="table-cell" style:parent-style-name="Default" style:data-style-name="N109">
      <style:table-cell-properties fo:border-bottom="none" fo:border-left="none" fo:border-right="0.002cm solid #999999" fo:border-top="none"/>
      <style:text-properties fo:font-style="italic" style:font-style-asian="italic" style:font-style-complex="italic"/>
    </style:style>
    <style:style style:name="ce90" style:family="table-cell" style:parent-style-name="Default" style:data-style-name="N109">
      <style:table-cell-properties fo:border-bottom="none" fo:border-left="none" fo:border-right="0.002cm solid #000000" fo:border-top="none"/>
      <style:text-properties fo:font-style="italic" style:font-style-asian="italic" style:font-style-complex="italic"/>
    </style:style>
    <style:style style:name="ce71"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72" style:family="table-cell" style:parent-style-name="Default" style:data-style-name="N84">
      <style:table-cell-properties style:text-align-source="fix" style:repeat-content="false" fo:background-color="transparent"/>
      <style:paragraph-properties fo:text-align="end" fo:margin-left="0cm"/>
    </style:style>
    <style:style style:name="ce73" style:family="table-cell" style:parent-style-name="Default" style:data-style-name="N84">
      <style:table-cell-properties style:text-align-source="fix" style:repeat-content="false"/>
      <style:paragraph-properties fo:text-align="end" fo:margin-left="0cm"/>
    </style:style>
    <style:style style:name="ce74" style:family="table-cell" style:parent-style-name="Default">
      <style:table-cell-properties fo:border-bottom="0.018cm solid #000000" fo:border-left="none" fo:border-right="none" fo:border-top="none"/>
    </style:style>
    <style:style style:name="ce75" style:family="table-cell" style:parent-style-name="Default" style:data-style-name="N108">
      <style:table-cell-properties style:text-align-source="fix" style:repeat-content="false"/>
      <style:paragraph-properties fo:text-align="end" fo:margin-left="0cm"/>
    </style:style>
    <style:style style:name="ce76"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77" style:family="table-cell" style:parent-style-name="Default" style:data-style-name="N109"/>
    <style:style style:name="ce78" style:family="table-cell" style:parent-style-name="Default" style:data-style-name="N109">
      <style:text-properties fo:font-style="italic" fo:font-weight="bold" style:font-style-asian="italic" style:font-weight-asian="bold" style:font-style-complex="italic" style:font-weight-complex="bold"/>
    </style:style>
    <style:style style:name="ce79"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80" style:family="table-cell" style:parent-style-name="Default" style:data-style-name="N109">
      <style:table-cell-properties fo:border-bottom="none" fo:border-left="none" fo:border-right="0.018cm solid #000000" fo:border-top="none"/>
    </style:style>
    <style:style style:name="ce81" style:family="table-cell" style:parent-style-name="Default" style:data-style-name="N100">
      <style:table-cell-properties style:text-align-source="fix" style:repeat-content="false"/>
      <style:paragraph-properties fo:text-align="start" fo:margin-left="0cm"/>
    </style:style>
    <style:style style:name="ce91"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92"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93" style:family="table-cell" style:parent-style-name="Default" style:data-style-name="N100">
      <style:table-cell-properties fo:border-bottom="none" style:text-align-source="fix" style:repeat-content="false" fo:background-color="transparent" fo:border-left="0.018cm solid #000000" fo:border-right="none" fo:border-top="none"/>
      <style:paragraph-properties fo:text-align="start" fo:margin-left="0cm"/>
    </style:style>
    <style:style style:name="ce94"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95" style:family="table-cell" style:parent-style-name="Default" style:data-style-name="N100"/>
    <style:style style:name="ce96" style:family="table-cell" style:parent-style-name="Default" style:data-style-name="N100">
      <style:text-properties fo:font-style="italic" fo:font-weight="bold" style:font-style-asian="italic" style:font-weight-asian="bold" style:font-style-complex="italic" style:font-weight-complex="bold"/>
    </style:style>
    <style:style style:name="ce97"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98"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99"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100"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column table:style-name="co5" table:default-cell-style-name="Default"/>
        <table:table-column table:style-name="co20" table:number-columns-repeated="2" table:default-cell-style-name="Default"/>
        <table:table-column table:style-name="co21" table:number-columns-repeated="4" table:default-cell-style-name="ce95"/>
        <table:table-column table:style-name="co22" table:default-cell-style-name="ce95"/>
        <table:table-column table:style-name="co24" table:number-columns-repeated="3" table:default-cell-style-name="ce95"/>
        <table:table-column table:style-name="co22" table:default-cell-style-name="ce95"/>
        <table:table-column table:style-name="co24" table:default-cell-style-name="ce95"/>
        <table:table-column table:style-name="co10" table:number-columns-repeated="1003" table:default-cell-style-name="Default"/>
        <table:table-row table:style-name="ro1">
          <table:table-cell table:number-columns-repeated="5"/>
          <table:table-cell table:style-name="ce77" table:number-columns-repeated="2"/>
          <table:table-cell table:style-name="ce81"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78" table:number-columns-repeated="2"/>
          <table:table-cell table:style-name="ce91" table:number-columns-repeated="4"/>
          <table:table-cell table:style-name="ce96" table:number-columns-repeated="6"/>
          <table:table-cell table:style-name="ce1" table:number-columns-repeated="1003"/>
        </table:table-row>
        <table:table-row table:style-name="ro1">
          <table:table-cell table:number-columns-repeated="2"/>
          <table:table-cell table:style-name="ce74"/>
          <table:table-cell table:style-name="ce76"/>
          <table:table-cell table:style-name="ce76" office:value-type="string">
            <text:p>Duration</text:p>
          </table:table-cell>
          <table:table-cell table:style-name="ce79" office:value-type="string">
            <text:p>Step</text:p>
          </table:table-cell>
          <table:table-cell table:style-name="ce79" office:value-type="string">
            <text:p>Total</text:p>
          </table:table-cell>
          <table:table-cell table:style-name="ce81" table:number-columns-repeated="2"/>
          <table:table-cell table:style-name="ce81"/>
          <table:table-cell table:style-name="ce81"/>
          <table:table-cell table:number-columns-repeated="1009"/>
        </table:table-row>
        <table:table-row table:style-name="ro1">
          <table:table-cell table:number-columns-repeated="2"/>
          <table:table-cell table:style-name="ce75" office:value-type="float" office:value="1">
            <text:p>1.</text:p>
          </table:table-cell>
          <table:table-cell table:formula="of:=['1. Regression Testing'.$E$3]" office:value-type="string" office:string-value="Regression Testing">
            <text:p>Regression Testing</text:p>
          </table:table-cell>
          <table:table-cell/>
          <table:table-cell table:style-name="ce80" table:formula="of:=['1. Regression Testing'.$H$3]" office:value-type="time" office:time-value="PT07H00M00S">
            <text:p>07:00</text:p>
          </table:table-cell>
          <table:table-cell table:style-name="ce80" table:formula="of:=['1. Regression Testing'.$J$3]" office:value-type="time" office:time-value="PT07H00M00S">
            <text:p>07:00</text:p>
          </table:table-cell>
          <table:table-cell table:style-name="ce81" table:number-columns-repeated="4"/>
          <table:table-cell table:number-columns-repeated="1009"/>
        </table:table-row>
        <table:table-row table:style-name="ro1">
          <table:table-cell table:number-columns-repeated="2"/>
          <table:table-cell table:style-name="ce75" table:formula="of:=[.C4]+1" office:value-type="float" office:value="2">
            <text:p>2.</text:p>
          </table:table-cell>
          <table:table-cell table:formula="of:=['2. Preparation'.$E$3]" office:value-type="string" office:string-value="Preparation">
            <text:p>Preparation</text:p>
          </table:table-cell>
          <table:table-cell/>
          <table:table-cell table:style-name="ce80" table:formula="of:=['2. Preparation'.$H$3]" office:value-type="time" office:time-value="PT02H10M00S">
            <text:p>02:10</text:p>
          </table:table-cell>
          <table:table-cell table:style-name="ce80" table:formula="of:=['2. Preparation'.$J$3]" office:value-type="time" office:time-value="PT09H10M00S">
            <text:p>09:10</text:p>
          </table:table-cell>
          <table:table-cell table:style-name="ce81" table:number-columns-repeated="4"/>
          <table:table-cell table:number-columns-repeated="1009"/>
        </table:table-row>
        <table:table-row table:style-name="ro1">
          <table:table-cell table:number-columns-repeated="2"/>
          <table:table-cell table:style-name="ce75" table:formula="of:=[.C5]+1" office:value-type="float" office:value="3">
            <text:p>3.</text:p>
          </table:table-cell>
          <table:table-cell table:formula="of:=['3. Final Testing'.$E$3]" office:value-type="string" office:string-value="Final Testing">
            <text:p>Final Testing</text:p>
          </table:table-cell>
          <table:table-cell/>
          <table:table-cell table:style-name="ce80" table:formula="of:=['3. Final Testing'.$H$3]" office:value-type="time" office:time-value="PT04H45M00S">
            <text:p>04:45</text:p>
          </table:table-cell>
          <table:table-cell table:style-name="ce80" table:formula="of:=['3. Final Testing'.$J$3]" office:value-type="time" office:time-value="PT13H55M00S">
            <text:p>13:55</text:p>
          </table:table-cell>
          <table:table-cell table:style-name="ce81" table:number-columns-repeated="4"/>
          <table:table-cell table:number-columns-repeated="1009"/>
        </table:table-row>
        <table:table-row table:style-name="ro1">
          <table:table-cell table:number-columns-repeated="2"/>
          <table:table-cell table:style-name="ce75" table:formula="of:=[.C6]+1" office:value-type="float" office:value="4">
            <text:p>4.</text:p>
          </table:table-cell>
          <table:table-cell table:formula="of:=['4. Build'.$E$3]" office:value-type="string" office:string-value="Build">
            <text:p>Build</text:p>
          </table:table-cell>
          <table:table-cell/>
          <table:table-cell table:style-name="ce80" table:formula="of:=['4. Build'.$H$3]" office:value-type="time" office:time-value="PT00H30M00S">
            <text:p>00:30</text:p>
          </table:table-cell>
          <table:table-cell table:style-name="ce80" table:formula="of:=['4. Build'.$J$3]" office:value-type="time" office:time-value="PT14H25M00S">
            <text:p>14:25</text:p>
          </table:table-cell>
          <table:table-cell table:style-name="ce81" table:number-columns-repeated="4"/>
          <table:table-cell table:number-columns-repeated="1009"/>
        </table:table-row>
        <table:table-row table:style-name="ro1">
          <table:table-cell table:number-columns-repeated="2"/>
          <table:table-cell table:style-name="ce75"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80" table:formula="of:=['5. Installation Testing'.$H$3]" office:value-type="time" office:time-value="PT00H40M00S">
            <text:p>00:40</text:p>
          </table:table-cell>
          <table:table-cell table:style-name="ce80" table:formula="of:=['5. Installation Testing'.$J$3]" office:value-type="time" office:time-value="PT15H05M00S">
            <text:p>15:05</text:p>
          </table:table-cell>
          <table:table-cell table:style-name="ce81" table:number-columns-repeated="4"/>
          <table:table-cell table:number-columns-repeated="1009"/>
        </table:table-row>
        <table:table-row table:style-name="ro1">
          <table:table-cell table:number-columns-repeated="2"/>
          <table:table-cell table:style-name="ce75" table:formula="of:=[.C8]+1" office:value-type="float" office:value="6">
            <text:p>6.</text:p>
          </table:table-cell>
          <table:table-cell table:formula="of:=['6. Packaging'.$E$3]" office:value-type="string" office:string-value="Packaging">
            <text:p>Packaging</text:p>
          </table:table-cell>
          <table:table-cell/>
          <table:table-cell table:style-name="ce80" table:formula="of:=['5. Installation Testing'.$H$3]" office:value-type="time" office:time-value="PT00H40M00S">
            <text:p>00:40</text:p>
          </table:table-cell>
          <table:table-cell table:style-name="ce80" table:formula="of:=['5. Installation Testing'.$J$3]" office:value-type="time" office:time-value="PT15H05M00S">
            <text:p>15:05</text:p>
          </table:table-cell>
          <table:table-cell table:style-name="ce81" table:number-columns-repeated="4"/>
          <table:table-cell table:number-columns-repeated="1009"/>
        </table:table-row>
        <table:table-row table:style-name="ro1">
          <table:table-cell table:number-columns-repeated="2"/>
          <table:table-cell table:style-name="ce75" table:formula="of:=[.C9]+1" office:value-type="float" office:value="7">
            <text:p>7.</text:p>
          </table:table-cell>
          <table:table-cell table:formula="of:=['7. Upload'.$E$3]" office:value-type="string" office:string-value="Upload">
            <text:p>Upload</text:p>
          </table:table-cell>
          <table:table-cell/>
          <table:table-cell table:style-name="ce80" table:formula="of:=['7. Upload'.$H$3]" office:value-type="time" office:time-value="PT00H50M00S">
            <text:p>00:50</text:p>
          </table:table-cell>
          <table:table-cell table:style-name="ce80" table:formula="of:=['7. Upload'.$J$3]" office:value-type="time" office:time-value="PT15H55M00S">
            <text:p>15:55</text:p>
          </table:table-cell>
          <table:table-cell table:style-name="ce81" table:number-columns-repeated="4"/>
          <table:table-cell table:number-columns-repeated="1009"/>
        </table:table-row>
        <table:table-row table:style-name="ro1">
          <table:table-cell table:number-columns-repeated="2"/>
          <table:table-cell table:style-name="ce75" table:formula="of:=[.C10]+1" office:value-type="float" office:value="8">
            <text:p>8.</text:p>
          </table:table-cell>
          <table:table-cell table:formula="of:=['8. Finalization'.$E$3]" office:value-type="string" office:string-value="Finalization">
            <text:p>Finalization</text:p>
          </table:table-cell>
          <table:table-cell/>
          <table:table-cell table:style-name="ce80" table:formula="of:=['8. Finalization'.$H$3]" office:value-type="time" office:time-value="PT02H05M00S">
            <text:p>02:05</text:p>
          </table:table-cell>
          <table:table-cell table:style-name="ce80" table:formula="of:=['8. Finalization'.$J$3]" office:value-type="time" office:time-value="PT17H45M00S">
            <text:p>17:45</text:p>
          </table:table-cell>
          <table:table-cell table:style-name="ce81" table:number-columns-repeated="4"/>
          <table:table-cell table:number-columns-repeated="1009"/>
        </table:table-row>
        <table:table-row table:style-name="ro1" table:number-rows-repeated="2">
          <table:table-cell table:number-columns-repeated="5"/>
          <table:table-cell table:style-name="ce77" table:number-columns-repeated="2"/>
          <table:table-cell table:style-name="ce81"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78" table:number-columns-repeated="2"/>
          <table:table-cell table:style-name="ce91" table:number-columns-repeated="4"/>
          <table:table-cell table:style-name="ce96" table:number-columns-repeated="6"/>
          <table:table-cell table:style-name="ce1" table:number-columns-repeated="1003"/>
        </table:table-row>
        <table:table-row table:style-name="ro1">
          <table:table-cell table:style-name="ce61"/>
          <table:table-cell table:style-name="ce71" table:number-columns-repeated="4"/>
          <table:table-cell table:style-name="ce76" table:number-columns-repeated="2"/>
          <table:table-cell table:style-name="ce92" office:value-type="string">
            <text:p>YAT</text:p>
          </table:table-cell>
          <table:table-cell table:style-name="ce92" office:value-type="string">
            <text:p>MKY</text:p>
          </table:table-cell>
          <table:table-cell table:style-name="ce92" office:value-type="string">
            <text:p>ALAZ</text:p>
          </table:table-cell>
          <table:table-cell table:style-name="ce92" office:value-type="string">
            <text:p>NUnit</text:p>
          </table:table-cell>
          <table:table-cell table:style-name="ce97"/>
          <table:table-cell table:style-name="ce92" office:value-type="string">
            <text:p>LU.xml</text:p>
          </table:table-cell>
          <table:table-cell table:style-name="ce92" office:value-type="string">
            <text:p>.yat</text:p>
          </table:table-cell>
          <table:table-cell table:style-name="ce92" office:value-type="string">
            <text:p>.yaw</text:p>
          </table:table-cell>
          <table:table-cell table:style-name="ce97"/>
          <table:table-cell table:style-name="ce92" office:value-type="string">
            <text:p>SVN</text:p>
          </table:table-cell>
          <table:table-cell table:style-name="ce61" table:number-columns-repeated="1003"/>
        </table:table-row>
        <table:table-row table:style-name="ro1">
          <table:table-cell table:style-name="ce61"/>
          <table:table-cell table:style-name="ce72" office:value-type="date" office:date-value="2013-02-02">
            <text:p>2013-02-02</text:p>
          </table:table-cell>
          <table:table-cell table:style-name="ce8" office:value-type="string">
            <text:p>:</text:p>
          </table:table-cell>
          <table:table-cell office:value-type="string">
            <text:p>YAT 2.0 Beta 4 Candidate 2</text:p>
          </table:table-cell>
          <table:table-cell table:number-columns-repeated="3"/>
          <table:table-cell table:style-name="ce93" office:value-type="string">
            <text:p>1.99.30</text:p>
          </table:table-cell>
          <table:table-cell table:style-name="ce94" office:value-type="string">
            <text:p>1.0.9</text:p>
          </table:table-cell>
          <table:table-cell table:style-name="ce94" office:value-type="string">
            <text:p>3.5.7</text:p>
          </table:table-cell>
          <table:table-cell table:style-name="ce94" office:value-type="string">
            <text:p>1.0.6</text:p>
          </table:table-cell>
          <table:table-cell table:style-name="ce98"/>
          <table:table-cell table:number-columns-repeated="2" table:style-name="ce94" office:value-type="string">
            <text:p>1.3.1</text:p>
          </table:table-cell>
          <table:table-cell table:style-name="ce94" office:value-type="string">
            <text:p>1.1.1</text:p>
          </table:table-cell>
          <table:table-cell table:style-name="ce98"/>
          <table:table-cell table:style-name="ce99" office:value-type="string">
            <text:p>?</text:p>
          </table:table-cell>
          <table:table-cell table:style-name="ce61" table:number-columns-repeated="1003"/>
        </table:table-row>
        <table:table-row table:style-name="ro1">
          <table:table-cell table:style-name="ce61"/>
          <table:table-cell table:style-name="ce73"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94" office:value-type="string">
            <text:p>1.99.28</text:p>
          </table:table-cell>
          <table:table-cell table:style-name="ce94" office:value-type="string">
            <text:p>1.0.7</text:p>
          </table:table-cell>
          <table:table-cell table:style-name="ce94" office:value-type="string">
            <text:p>3.5.5</text:p>
          </table:table-cell>
          <table:table-cell table:style-name="ce94" office:value-type="string">
            <text:p>1.0.4</text:p>
          </table:table-cell>
          <table:table-cell table:style-name="ce98"/>
          <table:table-cell table:number-columns-repeated="2" table:style-name="ce94" office:value-type="string">
            <text:p>1.3.0</text:p>
          </table:table-cell>
          <table:table-cell table:style-name="ce94" office:value-type="string">
            <text:p>1.1.0</text:p>
          </table:table-cell>
          <table:table-cell table:style-name="ce98"/>
          <table:table-cell table:style-name="ce94" office:value-type="string">
            <text:p>502</text:p>
          </table:table-cell>
          <table:table-cell table:style-name="ce61" table:number-columns-repeated="1003"/>
        </table:table-row>
        <table:table-row table:style-name="ro1">
          <table:table-cell/>
          <table:table-cell table:style-name="ce73"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94" office:value-type="string">
            <text:p>1.99.26</text:p>
          </table:table-cell>
          <table:table-cell table:style-name="ce94" office:value-type="string">
            <text:p>1.0.5</text:p>
          </table:table-cell>
          <table:table-cell table:style-name="ce94" office:value-type="string">
            <text:p>3.5.3</text:p>
          </table:table-cell>
          <table:table-cell table:style-name="ce94" office:value-type="string">
            <text:p>1.0.2</text:p>
          </table:table-cell>
          <table:table-cell/>
          <table:table-cell table:style-name="ce94" office:value-type="string">
            <text:p>1.2.4</text:p>
          </table:table-cell>
          <table:table-cell table:style-name="ce94" office:value-type="string">
            <text:p>1.2.9</text:p>
          </table:table-cell>
          <table:table-cell table:style-name="ce94" office:value-type="string">
            <text:p>1.0.0</text:p>
          </table:table-cell>
          <table:table-cell/>
          <table:table-cell table:style-name="ce94" office:value-type="string">
            <text:p>419</text:p>
          </table:table-cell>
          <table:table-cell table:number-columns-repeated="1003"/>
        </table:table-row>
        <table:table-row table:style-name="ro1">
          <table:table-cell/>
          <table:table-cell table:style-name="ce73"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94" office:value-type="string">
            <text:p>1.99.25</text:p>
          </table:table-cell>
          <table:table-cell table:style-name="ce94" office:value-type="string">
            <text:p>1.0.4</text:p>
          </table:table-cell>
          <table:table-cell table:style-name="ce94" office:value-type="string">
            <text:p>3.5.2</text:p>
          </table:table-cell>
          <table:table-cell table:style-name="ce94" office:value-type="string">
            <text:p>1.0.1</text:p>
          </table:table-cell>
          <table:table-cell/>
          <table:table-cell table:style-name="ce94" office:value-type="string">
            <text:p>1.2.4</text:p>
          </table:table-cell>
          <table:table-cell table:style-name="ce94" office:value-type="string">
            <text:p>1.2.9</text:p>
          </table:table-cell>
          <table:table-cell table:style-name="ce94" office:value-type="string">
            <text:p>1.0.0</text:p>
          </table:table-cell>
          <table:table-cell/>
          <table:table-cell table:style-name="ce94" office:value-type="string">
            <text:p>385</text:p>
          </table:table-cell>
          <table:table-cell table:number-columns-repeated="1003"/>
        </table:table-row>
        <table:table-row table:style-name="ro1">
          <table:table-cell/>
          <table:table-cell table:style-name="ce73"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94" office:value-type="string">
            <text:p>1.99.24</text:p>
          </table:table-cell>
          <table:table-cell table:style-name="ce94" office:value-type="string">
            <text:p>1.0.4</text:p>
          </table:table-cell>
          <table:table-cell table:style-name="ce94" office:value-type="string">
            <text:p>3.5.2</text:p>
          </table:table-cell>
          <table:table-cell table:style-name="ce94" office:value-type="string">
            <text:p>1.0.1</text:p>
          </table:table-cell>
          <table:table-cell/>
          <table:table-cell table:style-name="ce94" office:value-type="string">
            <text:p>1.2.4</text:p>
          </table:table-cell>
          <table:table-cell table:style-name="ce94" office:value-type="string">
            <text:p>1.2.8</text:p>
          </table:table-cell>
          <table:table-cell table:style-name="ce94" office:value-type="string">
            <text:p>1.0.0</text:p>
          </table:table-cell>
          <table:table-cell/>
          <table:table-cell table:style-name="ce94" office:value-type="string">
            <text:p>369</text:p>
          </table:table-cell>
          <table:table-cell table:number-columns-repeated="1003"/>
        </table:table-row>
        <table:table-row table:style-name="ro1">
          <table:table-cell/>
          <table:table-cell table:style-name="ce73"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94" office:value-type="string">
            <text:p>1.99.23</text:p>
          </table:table-cell>
          <table:table-cell table:style-name="ce94" office:value-type="string">
            <text:p>1.0.1</text:p>
          </table:table-cell>
          <table:table-cell table:style-name="ce94" office:value-type="string">
            <text:p>3.5.0</text:p>
          </table:table-cell>
          <table:table-cell table:style-name="ce81"/>
          <table:table-cell/>
          <table:table-cell table:style-name="ce94" office:value-type="string">
            <text:p>1.2.4</text:p>
          </table:table-cell>
          <table:table-cell table:style-name="ce94" office:value-type="string">
            <text:p>1.2.7</text:p>
          </table:table-cell>
          <table:table-cell table:style-name="ce94" office:value-type="string">
            <text:p>1.0.0</text:p>
          </table:table-cell>
          <table:table-cell/>
          <table:table-cell table:style-name="ce94" office:value-type="string">
            <text:p>251</text:p>
          </table:table-cell>
          <table:table-cell table:number-columns-repeated="1003"/>
        </table:table-row>
        <table:table-row table:style-name="ro1">
          <table:table-cell/>
          <table:table-cell table:style-name="ce73"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94" office:value-type="string">
            <text:p>1.99.22</text:p>
          </table:table-cell>
          <table:table-cell table:style-name="ce94" office:value-type="string">
            <text:p>1.0.1</text:p>
          </table:table-cell>
          <table:table-cell table:style-name="ce94" office:value-type="string">
            <text:p>3.5.0</text:p>
          </table:table-cell>
          <table:table-cell table:style-name="ce81"/>
          <table:table-cell/>
          <table:table-cell table:style-name="ce94" office:value-type="string">
            <text:p>1.2.3</text:p>
          </table:table-cell>
          <table:table-cell table:style-name="ce94" office:value-type="string">
            <text:p>1.2.6</text:p>
          </table:table-cell>
          <table:table-cell table:style-name="ce94" office:value-type="string">
            <text:p>1.0.0</text:p>
          </table:table-cell>
          <table:table-cell/>
          <table:table-cell table:style-name="ce94" office:value-type="string">
            <text:p>247</text:p>
          </table:table-cell>
          <table:table-cell table:number-columns-repeated="1003"/>
        </table:table-row>
        <table:table-row table:style-name="ro1">
          <table:table-cell/>
          <table:table-cell table:style-name="ce73"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94" office:value-type="string">
            <text:p>1.99.20</text:p>
          </table:table-cell>
          <table:table-cell table:style-name="ce94" office:value-type="string">
            <text:p>1.0.0</text:p>
          </table:table-cell>
          <table:table-cell table:style-name="ce94" office:value-type="string">
            <text:p>1.2.0</text:p>
          </table:table-cell>
          <table:table-cell table:style-name="ce81"/>
          <table:table-cell/>
          <table:table-cell table:style-name="ce94" office:value-type="string">
            <text:p>1.2.3</text:p>
          </table:table-cell>
          <table:table-cell table:style-name="ce94" office:value-type="string">
            <text:p>1.2.5</text:p>
          </table:table-cell>
          <table:table-cell table:style-name="ce94" office:value-type="string">
            <text:p>1.0.0</text:p>
          </table:table-cell>
          <table:table-cell/>
          <table:table-cell table:style-name="ce94" office:value-type="string">
            <text:p>201</text:p>
          </table:table-cell>
          <table:table-cell table:number-columns-repeated="1003"/>
        </table:table-row>
        <table:table-row table:style-name="ro1">
          <table:table-cell/>
          <table:table-cell table:style-name="ce73"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94" office:value-type="string">
            <text:p>1.99.19</text:p>
          </table:table-cell>
          <table:table-cell table:style-name="ce81" table:number-columns-repeated="3"/>
          <table:table-cell/>
          <table:table-cell table:style-name="ce94" office:value-type="string">
            <text:p>1.2.2</text:p>
          </table:table-cell>
          <table:table-cell table:style-name="ce94" office:value-type="string">
            <text:p>1.2.4</text:p>
          </table:table-cell>
          <table:table-cell table:style-name="ce94" office:value-type="string">
            <text:p>1.0.0</text:p>
          </table:table-cell>
          <table:table-cell/>
          <table:table-cell table:style-name="ce94" office:value-type="string">
            <text:p>136</text:p>
          </table:table-cell>
          <table:table-cell table:number-columns-repeated="1003"/>
        </table:table-row>
        <table:table-row table:style-name="ro1">
          <table:table-cell/>
          <table:table-cell table:style-name="ce73"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94" office:value-type="string">
            <text:p>1.99.18</text:p>
          </table:table-cell>
          <table:table-cell table:style-name="ce81" table:number-columns-repeated="3"/>
          <table:table-cell/>
          <table:table-cell table:style-name="ce94" office:value-type="string">
            <text:p>1.2.2</text:p>
          </table:table-cell>
          <table:table-cell table:style-name="ce94" office:value-type="string">
            <text:p>1.2.3</text:p>
          </table:table-cell>
          <table:table-cell table:style-name="ce94" office:value-type="string">
            <text:p>1.0.0</text:p>
          </table:table-cell>
          <table:table-cell/>
          <table:table-cell table:style-name="ce94" office:value-type="string">
            <text:p>122</text:p>
          </table:table-cell>
          <table:table-cell table:number-columns-repeated="1003"/>
        </table:table-row>
        <table:table-row table:style-name="ro1">
          <table:table-cell/>
          <table:table-cell table:style-name="ce73"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94" office:value-type="string">
            <text:p>1.99.17</text:p>
          </table:table-cell>
          <table:table-cell table:style-name="ce81" table:number-columns-repeated="3"/>
          <table:table-cell/>
          <table:table-cell table:number-columns-repeated="2" table:style-name="ce94" office:value-type="string">
            <text:p>1.2.2</text:p>
          </table:table-cell>
          <table:table-cell table:style-name="ce94" office:value-type="string">
            <text:p>1.0.0</text:p>
          </table:table-cell>
          <table:table-cell/>
          <table:table-cell table:style-name="ce94" office:value-type="string">
            <text:p>105</text:p>
          </table:table-cell>
          <table:table-cell table:number-columns-repeated="1003"/>
        </table:table-row>
        <table:table-row table:style-name="ro1">
          <table:table-cell/>
          <table:table-cell table:style-name="ce73"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94" office:value-type="string">
            <text:p>1.99.13</text:p>
          </table:table-cell>
          <table:table-cell table:style-name="ce81" table:number-columns-repeated="3"/>
          <table:table-cell/>
          <table:table-cell table:number-columns-repeated="2" table:style-name="ce94" office:value-type="string">
            <text:p>1.2.1</text:p>
          </table:table-cell>
          <table:table-cell table:style-name="ce94" office:value-type="string">
            <text:p>1.0.0</text:p>
          </table:table-cell>
          <table:table-cell/>
          <table:table-cell table:style-name="ce94" office:value-type="string">
            <text:p>(45)</text:p>
          </table:table-cell>
          <table:table-cell table:number-columns-repeated="1003"/>
        </table:table-row>
        <table:table-row table:style-name="ro1">
          <table:table-cell/>
          <table:table-cell table:style-name="ce73"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94" office:value-type="string">
            <text:p>1.99.12</text:p>
          </table:table-cell>
          <table:table-cell table:style-name="ce81" table:number-columns-repeated="3"/>
          <table:table-cell/>
          <table:table-cell table:number-columns-repeated="2" table:style-name="ce94" office:value-type="string">
            <text:p>1.2.0</text:p>
          </table:table-cell>
          <table:table-cell table:number-columns-repeated="2"/>
          <table:table-cell table:style-name="ce94" office:value-type="string">
            <text:p>9</text:p>
          </table:table-cell>
          <table:table-cell table:number-columns-repeated="1003"/>
        </table:table-row>
        <table:table-row table:style-name="ro1">
          <table:table-cell/>
          <table:table-cell table:style-name="ce73"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94" office:value-type="string">
            <text:p>1.99.8</text:p>
          </table:table-cell>
          <table:table-cell table:style-name="ce81" table:number-columns-repeated="3"/>
          <table:table-cell/>
          <table:table-cell table:number-columns-repeated="2" table:style-name="ce94" office:value-type="string">
            <text:p>1.1.2</text:p>
          </table:table-cell>
          <table:table-cell table:number-columns-repeated="2"/>
          <table:table-cell table:style-name="ce81"/>
          <table:table-cell table:number-columns-repeated="1003"/>
        </table:table-row>
        <table:table-row table:style-name="ro1">
          <table:table-cell/>
          <table:table-cell table:style-name="ce73"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94" office:value-type="string">
            <text:p>1.99.3</text:p>
          </table:table-cell>
          <table:table-cell table:style-name="ce81" table:number-columns-repeated="3"/>
          <table:table-cell/>
          <table:table-cell table:number-columns-repeated="2" table:style-name="ce94" office:value-type="string">
            <text:p>1.1.1</text:p>
          </table:table-cell>
          <table:table-cell table:number-columns-repeated="2"/>
          <table:table-cell table:style-name="ce81"/>
          <table:table-cell table:number-columns-repeated="1003"/>
        </table:table-row>
        <table:table-row table:style-name="ro1">
          <table:table-cell/>
          <table:table-cell table:style-name="ce73"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94" office:value-type="string">
            <text:p>1.99.0</text:p>
          </table:table-cell>
          <table:table-cell table:style-name="ce81" table:number-columns-repeated="3"/>
          <table:table-cell/>
          <table:table-cell table:number-columns-repeated="2" table:style-name="ce94" office:value-type="string">
            <text:p>1.1.0</text:p>
          </table:table-cell>
          <table:table-cell table:number-columns-repeated="2"/>
          <table:table-cell table:style-name="ce81"/>
          <table:table-cell table:number-columns-repeated="1003"/>
        </table:table-row>
        <table:table-row table:style-name="ro1">
          <table:table-cell/>
          <table:table-cell table:style-name="ce73"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94" office:value-type="string">
            <text:p>1.0.2</text:p>
          </table:table-cell>
          <table:table-cell table:style-name="ce81" table:number-columns-repeated="3"/>
          <table:table-cell/>
          <table:table-cell table:number-columns-repeated="2" table:style-name="ce94" office:value-type="string">
            <text:p>1.0.1</text:p>
          </table:table-cell>
          <table:table-cell table:number-columns-repeated="2"/>
          <table:table-cell table:style-name="ce81"/>
          <table:table-cell table:number-columns-repeated="1003"/>
        </table:table-row>
        <table:table-row table:style-name="ro1">
          <table:table-cell/>
          <table:table-cell table:style-name="ce73"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94" office:value-type="string">
            <text:p>1.0.1</text:p>
          </table:table-cell>
          <table:table-cell table:style-name="ce81" table:number-columns-repeated="3"/>
          <table:table-cell/>
          <table:table-cell table:number-columns-repeated="2" table:style-name="ce94" office:value-type="string">
            <text:p>1.0.1</text:p>
          </table:table-cell>
          <table:table-cell table:number-columns-repeated="2"/>
          <table:table-cell table:style-name="ce81"/>
          <table:table-cell table:number-columns-repeated="1003"/>
        </table:table-row>
        <table:table-row table:style-name="ro1">
          <table:table-cell/>
          <table:table-cell table:style-name="ce73"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94" office:value-type="string">
            <text:p>1.0.0</text:p>
          </table:table-cell>
          <table:table-cell table:style-name="ce81" table:number-columns-repeated="3"/>
          <table:table-cell/>
          <table:table-cell table:number-columns-repeated="2" table:style-name="ce94" office:value-type="string">
            <text:p>1.0.0</text:p>
          </table:table-cell>
          <table:table-cell table:number-columns-repeated="2"/>
          <table:table-cell table:style-name="ce81"/>
          <table:table-cell table:number-columns-repeated="1003"/>
        </table:table-row>
        <table:table-row table:style-name="ro1" table:number-rows-repeated="65504">
          <table:table-cell table:number-columns-repeated="5"/>
          <table:table-cell table:style-name="ce77" table:number-columns-repeated="2"/>
          <table:table-cell table:style-name="ce81"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1">
            <text:p>1.</text:p>
          </table:table-cell>
          <table:table-cell table:style-name="ce31"/>
          <table:table-cell table:style-name="ce36"/>
          <table:table-cell table:style-name="ce38"/>
          <table:table-cell table:style-name="ce31" office:value-type="string">
            <text:p>Regression Testing</text:p>
          </table:table-cell>
          <table:table-cell table:style-name="ce36"/>
          <table:table-cell table:style-name="ce47" office:value-type="time" office:time-value="PT00H00M00S">
            <text:p>00:00</text:p>
          </table:table-cell>
          <table:table-cell table:style-name="ce53" table:formula="of:=[.G3]+SUM([.G4:.G65521])" office:value-type="time" office:time-value="PT07H00M00S">
            <text:p>07:00</text:p>
          </table:table-cell>
          <table:table-cell table:style-name="ce47" table:formula="of:=['0. Overview'.$J$3]" office:value-type="time" office:time-value="PT00H00M00S">
            <text:p>00:00</text:p>
          </table:table-cell>
          <table:table-cell table:style-name="ce53" table:formula="of:=MAX([.I4:.I65521])" office:value-type="time" office:time-value="PT07H00M00S">
            <text:p>07:0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1.1.">
            <text:p>1.1.</text:p>
          </table:table-cell>
          <table:table-cell table:style-name="ce37"/>
          <table:table-cell table:style-name="ce39"/>
          <table:table-cell table:style-name="ce37" office:value-type="string">
            <text:p>Run coding style checks</text:p>
          </table:table-cell>
          <table:table-cell table:style-name="ce37"/>
          <table:table-cell table:style-name="ce49" office:value-type="time" office:time-value="PT00H30M00S">
            <text:p>00:30</text:p>
          </table:table-cell>
          <table:table-cell table:style-name="ce55"/>
          <table:table-cell table:style-name="ce49" table:formula="of:=MAX([.I$1:.I4])+[.G5]" office:value-type="time" office:time-value="PT00H30M00S">
            <text:p>00:3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1.1.1.">
            <text:p>1.1.1.</text:p>
          </table:table-cell>
          <table:table-cell table:style-name="ce40" office:value-type="string">
            <text:p></text:p>
          </table:table-cell>
          <table:table-cell table:formula="of:=['3. Final Testing'.E6]"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2"/>
          <table:table-cell table:style-name="ce83" table:number-columns-repeated="2"/>
          <table:table-cell table:style-name="ce84"/>
          <table:table-cell table:style-name="ce85" table:formula="of:=['3. Final Testing'.E9]" office:value-type="string" office:string-value="2 expected warnings:">
            <text:p>2 expected warning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style-name="ce82"/>
          <table:table-cell table:style-name="ce83" table:number-columns-repeated="2"/>
          <table:table-cell table:style-name="ce84"/>
          <table:table-cell table:style-name="ce85" table:formula="of:=['3. Final Testing'.E10]" office:value-type="string" office:string-value="SA1203 : CSharp.Ordering @ YAT.Model.Settings.SendCommandSettings.cs">
            <text:p>SA1203 : CSharp.Ordering @ YAT.Model.Settings.SendCommandSettings.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style-name="ce82"/>
          <table:table-cell table:style-name="ce83" table:number-columns-repeated="2"/>
          <table:table-cell table:style-name="ce84"/>
          <table:table-cell table:style-name="ce85" table:formula="of:=['3. Final Testing'.E11]" office:value-type="string" office:string-value="SA1409 : CSharp.Maintainability @ YAT.Model.Terminal.cs">
            <text:p>SA1409 : CSharp.Maintainability @ YAT.Model.Terminal.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1.2.">
            <text:p>1.2.</text:p>
          </table:table-cell>
          <table:table-cell table:style-name="ce37"/>
          <table:table-cell table:style-name="ce39"/>
          <table:table-cell table:style-name="ce37" office:value-type="string">
            <text:p>Run assembly checks</text:p>
          </table:table-cell>
          <table:table-cell table:style-name="ce37"/>
          <table:table-cell table:style-name="ce49" office:value-type="time" office:time-value="PT00H30M00S">
            <text:p>00:30</text:p>
          </table:table-cell>
          <table:table-cell table:style-name="ce55"/>
          <table:table-cell table:style-name="ce49" table:formula="of:=MAX([.I$1:.I14])+[.G15]" office:value-type="time" office:time-value="PT01H00M00S">
            <text:p>01:00</text:p>
          </table:table-cell>
          <table:table-cell table:style-name="ce57"/>
          <table:table-cell table:style-name="ce1" table:number-columns-repeated="1014"/>
        </table:table-row>
        <table:table-row table:style-name="ro1">
          <table:table-cell table:number-columns-repeated="2"/>
          <table:table-cell table:style-name="ce34" table:formula="of:=CONCATENATE([.B$15]; COUNTA([.C$16:.C16]); &quot;.&quot;)" office:value-type="string" office:string-value="1.2.1.">
            <text:p>1.2.1.</text:p>
          </table:table-cell>
          <table:table-cell table:style-name="ce40" office:value-type="string">
            <text:p></text:p>
          </table:table-cell>
          <table:table-cell table:formula="of:=['3. Final Testing'.E16]"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17]"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19]" office:value-type="string" office:string-value="50 expected warnings:">
            <text:p>50 expected warning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0]"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1]"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2]"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23]"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5]); &quot;.&quot;)" office:value-type="string" office:string-value="1.2.2.">
            <text:p>1.2.2.</text:p>
          </table:table-cell>
          <table:table-cell table:style-name="ce40" office:value-type="string">
            <text:p></text:p>
          </table:table-cell>
          <table:table-cell table:formula="of:=['3. Final Testing'.E25]"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6]"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8]); &quot;.&quot;)" office:value-type="string" office:string-value="1.2.3.">
            <text:p>1.2.3.</text:p>
          </table:table-cell>
          <table:table-cell table:style-name="ce40" office:value-type="string">
            <text:p></text:p>
          </table:table-cell>
          <table:table-cell table:formula="of:=['3. Final Testing'.E28]"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9]"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31]" office:value-type="string" office:string-value="152 expected errors/warnings:">
            <text:p>152 expected errors/warning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2]"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3]"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4]"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5]"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6]"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37]"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1.3.">
            <text:p>1.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6H00M00S">
            <text:p>06:00</text:p>
          </table:table-cell>
          <table:table-cell table:style-name="ce55"/>
          <table:table-cell table:style-name="ce49" table:formula="of:=MAX([.I$1:.I40])+[.G41]" office:value-type="time" office:time-value="PT07H00M00S">
            <text:p>07:00</text:p>
          </table:table-cell>
          <table:table-cell table:style-name="ce57"/>
          <table:table-cell table:style-name="ce1" table:number-columns-repeated="1014"/>
        </table:table-row>
        <table:table-row table:style-name="ro1">
          <table:table-cell table:number-columns-repeated="2"/>
          <table:table-cell table:style-name="ce34" table:formula="of:=CONCATENATE([.B$41]; COUNTA([.C$42:.C42]); &quot;.&quot;)" office:value-type="string" office:string-value="1.3.1.">
            <text:p>1.3.1.</text:p>
          </table:table-cell>
          <table:table-cell table:style-name="ce40" office:value-type="string">
            <text:p></text:p>
          </table:table-cell>
          <table:table-cell table:formula="of:=['3. Final Testing'.E42]"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4"/>
          <table:table-cell table:style-name="ce40"/>
          <table:table-cell table:formula="of:=['3. Final Testing'.E43]"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4]" office:value-type="string" office:string-value="    &gt; &quot;Categories = Select and exclude 10'/60'/infinite/interactive&quot;">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41]; COUNTA([.C$42:.C46]); &quot;.&quot;)" office:value-type="string" office:string-value="1.3.2.">
            <text:p>1.3.2.</text:p>
          </table:table-cell>
          <table:table-cell table:style-name="ce40" office:value-type="string">
            <text:p></text:p>
          </table:table-cell>
          <table:table-cell table:formula="of:=['3. Final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5" table:formula="of:=['3. Final Testing'.E50]" office:value-type="string" office:string-value="12 expected errors:">
            <text:p>12 expected errors:</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51]" office:value-type="string" office:string-value="YAT.Model.Test.OneWayTransmissionTest::ClearCommand @ Ipv4/IPv6">
            <text:p>YAT.Model.Test.OneWayTransmissionTest::ClearCommand @ Ipv4/IPv6</text:p>
          </table:table-cell>
          <table:table-cell table:number-columns-repeated="1019"/>
        </table:table-row>
        <table:table-row table:style-name="ro1">
          <table:table-cell table:number-columns-repeated="2"/>
          <table:table-cell table:style-name="ce34"/>
          <table:table-cell table:style-name="ce40"/>
          <table:table-cell table:style-name="ce85" table:formula="of:=['3. Final Testing'.E52]" office:value-type="string" office:string-value="YAT.Settings.Test.FileVersionsTest::TC1/2 @ 1.99.13/17/18/19">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 takes around 2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2"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2"/>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2"/>
        </table:table-row>
        <table:table-row table:style-name="ro2">
          <table:table-cell table:style-name="ce26" office:value-type="float" office:value="2">
            <text:p>2.</text:p>
          </table:table-cell>
          <table:table-cell table:style-name="ce31"/>
          <table:table-cell table:style-name="ce36"/>
          <table:table-cell table:style-name="ce38"/>
          <table:table-cell table:style-name="ce31" office:value-type="string">
            <text:p>Preparation</text:p>
          </table:table-cell>
          <table:table-cell table:style-name="ce36"/>
          <table:table-cell table:style-name="ce47" office:value-type="time" office:time-value="PT00H00M00S">
            <text:p>00:00</text:p>
          </table:table-cell>
          <table:table-cell table:style-name="ce53" table:formula="of:=[.G3]+SUM([.G4:.G65530])" office:value-type="time" office:time-value="PT02H10M00S">
            <text:p>02:10</text:p>
          </table:table-cell>
          <table:table-cell table:style-name="ce47" table:formula="of:=['1. Regression Testing'.$J$3]" office:value-type="time" office:time-value="PT07H00M00S">
            <text:p>07:00</text:p>
          </table:table-cell>
          <table:table-cell table:style-name="ce53" table:formula="of:=MAX([.I4:.I65530])" office:value-type="time" office:time-value="PT09H10M00S">
            <text:p>09:10</text:p>
          </table:table-cell>
          <table:table-cell table:style-name="ce58" table:number-columns-repeated="1012"/>
        </table:table-row>
        <table:table-row table:style-name="ro1">
          <table:table-cell table:style-name="ce27"/>
          <table:table-cell table:style-name="ce32"/>
          <table:table-cell table:number-columns-repeated="1020"/>
        </table:table-row>
        <table:table-row table:style-name="ro1">
          <table:table-cell table:style-name="ce1"/>
          <table:table-cell table:style-name="ce33" table:formula="of:=CONCATENATE([.A$3]; &quot;.&quot;; COUNTA([.B5]); &quot;.&quot;)" office:value-type="string" office:string-value="2.1.">
            <text:p>2.1.</text:p>
          </table:table-cell>
          <table:table-cell table:style-name="ce37"/>
          <table:table-cell table:style-name="ce39"/>
          <table:table-cell table:style-name="ce37" office:value-type="string">
            <text:p>Set versions</text:p>
          </table:table-cell>
          <table:table-cell table:style-name="ce37"/>
          <table:table-cell table:style-name="ce49" office:value-type="time" office:time-value="PT00H20M00S">
            <text:p>00:20</text:p>
          </table:table-cell>
          <table:table-cell table:style-name="ce55"/>
          <table:table-cell table:style-name="ce49" table:formula="of:=MAX([.I$1:.I4])+[.G5]" office:value-type="time" office:time-value="PT07H20M00S">
            <text:p>07:20</text:p>
          </table:table-cell>
          <table:table-cell table:style-name="ce55"/>
          <table:table-cell table:style-name="ce1" table:number-columns-repeated="1012"/>
        </table:table-row>
        <table:table-row table:style-name="ro3">
          <table:table-cell table:number-columns-repeated="2"/>
          <table:table-cell table:style-name="ce34" table:formula="of:=CONCATENATE([.B$5]; COUNTA([.C$6:.C6]); &quot;.&quot;)" office:value-type="string" office:string-value="2.1.1.">
            <text:p>2.1.1.</text:p>
          </table:table-cell>
          <table:table-cell table:style-name="ce40" office:value-type="string">
            <text:p></text:p>
          </table:table-cell>
          <table:table-cell office:value-type="string">
            <text:p>Increment product version in ALAZ.Version</text:p>
          </table:table-cell>
          <table:table-cell table:number-columns-repeated="1017"/>
        </table:table-row>
        <table:table-row table:style-name="ro3">
          <table:table-cell table:number-columns-repeated="2"/>
          <table:table-cell table:style-name="ce34" table:formula="of:=CONCATENATE([.B$5]; COUNTA([.C$6:.C7]); &quot;.&quot;)" office:value-type="string" office:string-value="2.1.2.">
            <text:p>2.1.2.</text:p>
          </table:table-cell>
          <table:table-cell table:style-name="ce40" office:value-type="string">
            <text:p></text:p>
          </table:table-cell>
          <table:table-cell office:value-type="string">
            <text:p>Increment product version in MKY.Version</text:p>
          </table:table-cell>
          <table:table-cell table:number-columns-repeated="1017"/>
        </table:table-row>
        <table:table-row table:style-name="ro3">
          <table:table-cell table:number-columns-repeated="2"/>
          <table:table-cell table:style-name="ce34" table:formula="of:=CONCATENATE([.B$5]; COUNTA([.C$6:.C8]); &quot;.&quot;)" office:value-type="string" office:string-value="2.1.3.">
            <text:p>2.1.3.</text:p>
          </table:table-cell>
          <table:table-cell table:style-name="ce40" office:value-type="string">
            <text:p></text:p>
          </table:table-cell>
          <table:table-cell office:value-type="string">
            <text:p>Increment product version in NUnit.Version</text:p>
          </table:table-cell>
          <table:table-cell table:number-columns-repeated="1017"/>
        </table:table-row>
        <table:table-row table:style-name="ro3">
          <table:table-cell table:number-columns-repeated="2"/>
          <table:table-cell table:style-name="ce34" table:formula="of:=CONCATENATE([.B$5]; COUNTA([.C$6:.C9]); &quot;.&quot;)" office:value-type="string" office:string-value="2.1.4.">
            <text:p>2.1.4.</text:p>
          </table:table-cell>
          <table:table-cell table:style-name="ce40" office:value-type="string">
            <text:p></text:p>
          </table:table-cell>
          <table:table-cell office:value-type="string">
            <text:p>Increment product version in YAT.Version</text:p>
          </table:table-cell>
          <table:table-cell table:number-columns-repeated="1017"/>
        </table:table-row>
        <table:table-row table:style-name="ro3">
          <table:table-cell table:number-columns-repeated="2"/>
          <table:table-cell table:style-name="ce34" table:formula="of:=CONCATENATE([.B$5]; COUNTA([.C$6:.C10]); &quot;.&quot;)" office:value-type="string" office:string-value="2.1.5.">
            <text:p>2.1.5.</text:p>
          </table:table-cell>
          <table:table-cell table:style-name="ce40"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4"/>
          <table:table-cell table:style-name="ce40"/>
          <table:table-cell office:value-type="string">
            <text:p>&gt; Remove 'Development'</text:p>
          </table:table-cell>
          <table:table-cell table:number-columns-repeated="1017"/>
        </table:table-row>
        <table:table-row table:style-name="ro1">
          <table:table-cell table:number-columns-repeated="2"/>
          <table:table-cell table:style-name="ce34" table:formula="of:=CONCATENATE([.B$5]; COUNTA([.C$6:.C12]); &quot;.&quot;)" office:value-type="string" office:string-value="2.1.6.">
            <text:p>2.1.6.</text:p>
          </table:table-cell>
          <table:table-cell table:style-name="ce40" office:value-type="string">
            <text:p></text:p>
          </table:table-cell>
          <table:table-cell office:value-type="string">
            <text:p>Set product version in MKY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MKY Version 1.0.9'</text:p>
          </table:table-cell>
          <table:table-cell table:number-columns-repeated="1017"/>
        </table:table-row>
        <table:table-row table:style-name="ro3">
          <table:table-cell table:number-columns-repeated="2"/>
          <table:table-cell table:style-name="ce34" table:formula="of:=CONCATENATE([.B$5]; COUNTA([.C$6:.C14]); &quot;.&quot;)" office:value-type="string" office:string-value="2.1.7.">
            <text:p>2.1.7.</text:p>
          </table:table-cell>
          <table:table-cell table:style-name="ce40" office:value-type="string">
            <text:p></text:p>
          </table:table-cell>
          <table:table-cell office:value-type="string">
            <text:p>Set product version in NUnit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NUnit Version 1.0.6'</text:p>
          </table:table-cell>
          <table:table-cell table:number-columns-repeated="1017"/>
        </table:table-row>
        <table:table-row table:style-name="ro1">
          <table:table-cell table:number-columns-repeated="2"/>
          <table:table-cell table:style-name="ce34" table:formula="of:=CONCATENATE([.B$5]; COUNTA([.C$6:.C16]); &quot;.&quot;)" office:value-type="string" office:string-value="2.1.8.">
            <text:p>2.1.8.</text:p>
          </table:table-cell>
          <table:table-cell table:style-name="ce40" office:value-type="string">
            <text:p></text:p>
          </table:table-cell>
          <table:table-cell office:value-type="string">
            <text:p>Set product version in YAT file headers</text:p>
          </table:table-cell>
          <table:table-cell table:number-columns-repeated="1017"/>
        </table:table-row>
        <table:table-row table:style-name="ro3">
          <table:table-cell table:number-columns-repeated="4"/>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4" table:formula="of:=CONCATENATE([.B$5]; COUNTA([.C$6:.C18]); &quot;.&quot;)" office:value-type="string" office:string-value="2.1.9.">
            <text:p>2.1.9.</text:p>
          </table:table-cell>
          <table:table-cell table:style-name="ce40"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20]); &quot;.&quot;)" office:value-type="string" office:string-value="2.2.">
            <text:p>2.2.</text:p>
          </table:table-cell>
          <table:table-cell table:style-name="ce37"/>
          <table:table-cell table:style-name="ce39"/>
          <table:table-cell table:style-name="ce37" office:value-type="string">
            <text:p>Set installation version</text:p>
          </table:table-cell>
          <table:table-cell table:style-name="ce37"/>
          <table:table-cell table:style-name="ce49" office:value-type="time" office:time-value="PT00H05M00S">
            <text:p>00:05</text:p>
          </table:table-cell>
          <table:table-cell table:style-name="ce55"/>
          <table:table-cell table:style-name="ce49" table:formula="of:=MAX([.I$1:.I19])+[.G20]" office:value-type="time" office:time-value="PT07H25M00S">
            <text:p>07:25</text:p>
          </table:table-cell>
          <table:table-cell table:style-name="ce57"/>
          <table:table-cell table:style-name="ce1" table:number-columns-repeated="1012"/>
        </table:table-row>
        <table:table-row table:style-name="ro3">
          <table:table-cell table:number-columns-repeated="2"/>
          <table:table-cell table:style-name="ce34" table:formula="of:=CONCATENATE([.B$20]; COUNTA([.C$21:.C21]); &quot;.&quot;)" office:value-type="string" office:string-value="2.2.1.">
            <text:p>2.2.1.</text:p>
          </table:table-cell>
          <table:table-cell table:style-name="ce40" office:value-type="string">
            <text:p></text:p>
          </table:table-cell>
          <table:table-cell office:value-type="string">
            <text:p>Set product title in "YAT.Setup"</text:p>
          </table:table-cell>
          <table:table-cell table:number-columns-repeated="1017"/>
        </table:table-row>
        <table:table-row table:style-name="ro3">
          <table:table-cell table:number-columns-repeated="2"/>
          <table:table-cell table:style-name="ce34" table:formula="of:=CONCATENATE([.B$20]; COUNTA([.C$21:.C22]); &quot;.&quot;)" office:value-type="string" office:string-value="2.2.2.">
            <text:p>2.2.2.</text:p>
          </table:table-cell>
          <table:table-cell table:style-name="ce40"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3" table:formula="of:=CONCATENATE([.A$3]; &quot;.&quot;; COUNTA([.B$5:.B24]); &quot;.&quot;)" office:value-type="string" office:string-value="2.3.">
            <text:p>2.3.</text:p>
          </table:table-cell>
          <table:table-cell table:style-name="ce37"/>
          <table:table-cell table:style-name="ce39"/>
          <table:table-cell table:style-name="ce37" office:value-type="string">
            <text:p>Update settings defaults and schema in "YAT\!-Settings\!-Current"</text:p>
          </table:table-cell>
          <table:table-cell table:style-name="ce37"/>
          <table:table-cell table:style-name="ce49" office:value-type="time" office:time-value="PT00H30M00S">
            <text:p>00:30</text:p>
          </table:table-cell>
          <table:table-cell table:style-name="ce55"/>
          <table:table-cell table:style-name="ce49" table:formula="of:=MAX([.I$1:.I23])+[.G24]" office:value-type="time" office:time-value="PT07H55M00S">
            <text:p>07:55</text:p>
          </table:table-cell>
          <table:table-cell table:style-name="ce57"/>
          <table:table-cell table:number-columns-repeated="1012"/>
        </table:table-row>
        <table:table-row table:style-name="ro3">
          <table:table-cell table:number-columns-repeated="2"/>
          <table:table-cell table:style-name="ce34" table:formula="of:=CONCATENATE([.B$24]; COUNTA([.C$25:.C25]); &quot;.&quot;)" office:value-type="string" office:string-value="2.3.1.">
            <text:p>2.3.1.</text:p>
          </table:table-cell>
          <table:table-cell table:style-name="ce40" office:value-type="string">
            <text:p></text:p>
          </table:table-cell>
          <table:table-cell office:value-type="string">
            <text:p>Create files using NUnit on 'Debug Test'</text:p>
          </table:table-cell>
          <table:table-cell table:number-columns-repeated="1017"/>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7"/>
        </table:table-row>
        <table:table-row table:style-name="ro3">
          <table:table-cell table:number-columns-repeated="2"/>
          <table:table-cell table:style-name="ce34"/>
          <table:table-cell table:style-name="ce40"/>
          <table:table-cell office:value-type="string">
            <text:p><text:s text:c="4"/>&gt; YAT.Settings.Test.SettingsFilesArchiver</text:p>
          </table:table-cell>
          <table:table-cell table:number-columns-repeated="1017"/>
        </table:table-row>
        <table:table-row table:style-name="ro3">
          <table:table-cell table:number-columns-repeated="2"/>
          <table:table-cell table:style-name="ce34" table:formula="of:=CONCATENATE([.B$24]; COUNTA([.C$25:.C28]); &quot;.&quot;)" office:value-type="string" office:string-value="2.3.2.">
            <text:p>2.3.2.</text:p>
          </table:table-cell>
          <table:table-cell table:style-name="ce40" office:value-type="string">
            <text:p></text:p>
          </table:table-cell>
          <table:table-cell office:value-type="string">
            <text:p>Manually modify the product version tag to the YAT version (result of NUnit)</text:p>
          </table:table-cell>
          <table:table-cell table:number-columns-repeated="1017"/>
        </table:table-row>
        <table:table-row table:style-name="ro1">
          <table:table-cell table:number-columns-repeated="2"/>
          <table:table-cell table:style-name="ce34" table:formula="of:=CONCATENATE([.B$24]; COUNTA([.C$25:.C29]); &quot;.&quot;)" office:value-type="string" office:string-value="2.3.3.">
            <text:p>2.3.3.</text:p>
          </table:table-cell>
          <table:table-cell table:style-name="ce40"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4" table:formula="of:=CONCATENATE([.B$24]; COUNTA([.C$25:.C30]); &quot;.&quot;)" office:value-type="string" office:string-value="2.3.4.">
            <text:p>2.3.4.</text:p>
          </table:table-cell>
          <table:table-cell table:style-name="ce40"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2"/>
          <table:table-cell table:style-name="ce34"/>
          <table:table-cell table:style-name="ce40"/>
          <table:table-cell table:number-columns-repeated="1018"/>
        </table:table-row>
        <table:table-row table:style-name="ro1">
          <table:table-cell table:style-name="ce1"/>
          <table:table-cell table:style-name="ce33" table:formula="of:=CONCATENATE([.A$3]; &quot;.&quot;; COUNTA([.B$5:.B32]); &quot;.&quot;)" office:value-type="string" office:string-value="2.4.">
            <text:p>2.4.</text:p>
          </table:table-cell>
          <table:table-cell table:style-name="ce37"/>
          <table:table-cell table:style-name="ce39"/>
          <table:table-cell table:style-name="ce37" office:value-type="string">
            <text:p>Add new settings defaults and schema to settings archive</text:p>
          </table:table-cell>
          <table:table-cell table:style-name="ce37"/>
          <table:table-cell table:style-name="ce49" office:value-type="time" office:time-value="PT00H15M00S">
            <text:p>00:15</text:p>
          </table:table-cell>
          <table:table-cell table:style-name="ce55"/>
          <table:table-cell table:style-name="ce49" table:formula="of:=MAX([.I$1:.I31])+[.G32]" office:value-type="time" office:time-value="PT08H10M00S">
            <text:p>08:10</text:p>
          </table:table-cell>
          <table:table-cell table:style-name="ce57"/>
          <table:table-cell table:style-name="ce1" table:number-columns-repeated="1012"/>
        </table:table-row>
        <table:table-row table:style-name="ro1">
          <table:table-cell table:number-columns-repeated="2"/>
          <table:table-cell table:style-name="ce34" table:formula="of:=CONCATENATE([.B$32]; COUNTA([.C$33:.C33]); &quot;.&quot;)" office:value-type="string" office:string-value="2.4.1.">
            <text:p>2.4.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32]; COUNTA([.C$33:.C34]); &quot;.&quot;)" office:value-type="string" office:string-value="2.4.2.">
            <text:p>2.4.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32]; COUNTA([.C$33:.C35]); &quot;.&quot;)" office:value-type="string" office:string-value="2.4.3.">
            <text:p>2.4.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37]); &quot;.&quot;)" office:value-type="string" office:string-value="2.5.">
            <text:p>2.5.</text:p>
          </table:table-cell>
          <table:table-cell table:style-name="ce37"/>
          <table:table-cell table:style-name="ce39"/>
          <table:table-cell table:style-name="ce37" office:value-type="string">
            <text:p>Upgrade settings in settings archive "YAT\!-Settings\!-Current"</text:p>
          </table:table-cell>
          <table:table-cell table:style-name="ce37"/>
          <table:table-cell table:style-name="ce49" office:value-type="time" office:time-value="PT00H30M00S">
            <text:p>00:30</text:p>
          </table:table-cell>
          <table:table-cell table:style-name="ce55"/>
          <table:table-cell table:style-name="ce49" table:formula="of:=MAX([.I$1:.I36])+[.G37]" office:value-type="time" office:time-value="PT08H40M00S">
            <text:p>08:40</text:p>
          </table:table-cell>
          <table:table-cell table:style-name="ce57"/>
          <table:table-cell table:style-name="ce1" table:number-columns-repeated="1012"/>
        </table:table-row>
        <table:table-row table:style-name="ro1">
          <table:table-cell table:number-columns-repeated="2"/>
          <table:table-cell table:style-name="ce34" table:formula="of:=CONCATENATE([.B$37]; COUNTA([.C$38:.C38]); &quot;.&quot;)" office:value-type="string" office:string-value="2.5.1.">
            <text:p>2.5.1.</text:p>
          </table:table-cell>
          <table:table-cell table:style-name="ce40"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4"/>
          <table:table-cell table:style-name="ce40"/>
          <table:table-cell office:value-type="string">
            <text:p>&gt; Run YAT and open old settings</text:p>
          </table:table-cell>
          <table:table-cell table:number-columns-repeated="1017"/>
        </table:table-row>
        <table:table-row table:style-name="ro1">
          <table:table-cell table:number-columns-repeated="2"/>
          <table:table-cell table:style-name="ce34"/>
          <table:table-cell table:style-name="ce40"/>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4"/>
          <table:table-cell table:style-name="ce40"/>
          <table:table-cell office:value-type="string">
            <text:p>&gt; Undo changes</text:p>
          </table:table-cell>
          <table:table-cell table:number-columns-repeated="1017"/>
        </table:table-row>
        <table:table-row table:style-name="ro1">
          <table:table-cell table:number-columns-repeated="2"/>
          <table:table-cell table:style-name="ce34"/>
          <table:table-cell table:style-name="ce40"/>
          <table:table-cell office:value-type="string">
            <text:p>&gt; Save upgraded but unchanged settings</text:p>
          </table:table-cell>
          <table:table-cell table:number-columns-repeated="1017"/>
        </table:table-row>
        <table:table-row table:style-name="ro1">
          <table:table-cell table:number-columns-repeated="2"/>
          <table:table-cell table:style-name="ce34" table:formula="of:=CONCATENATE([.B$37]; COUNTA([.C$38:.C43]); &quot;.&quot;)" office:value-type="string" office:string-value="2.5.2.">
            <text:p>2.5.2.</text:p>
          </table:table-cell>
          <table:table-cell table:style-name="ce40" office:value-type="string">
            <text:p></text:p>
          </table:table-cell>
          <table:table-cell office:value-type="string">
            <text:p>Diff and verify the new settings</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45]); &quot;.&quot;)" office:value-type="string" office:string-value="2.6.">
            <text:p>2.6.</text:p>
          </table:table-cell>
          <table:table-cell table:style-name="ce37"/>
          <table:table-cell table:style-name="ce39"/>
          <table:table-cell table:style-name="ce37" office:value-type="string">
            <text:p>Add new settings to settings archive</text:p>
          </table:table-cell>
          <table:table-cell table:style-name="ce37"/>
          <table:table-cell table:style-name="ce49" office:value-type="time" office:time-value="PT00H15M00S">
            <text:p>00:15</text:p>
          </table:table-cell>
          <table:table-cell table:style-name="ce55"/>
          <table:table-cell table:style-name="ce49" table:formula="of:=MAX([.I$1:.I44])+[.G45]" office:value-type="time" office:time-value="PT08H55M00S">
            <text:p>08:55</text:p>
          </table:table-cell>
          <table:table-cell table:style-name="ce57"/>
          <table:table-cell table:style-name="ce1" table:number-columns-repeated="1012"/>
        </table:table-row>
        <table:table-row table:style-name="ro1">
          <table:table-cell table:number-columns-repeated="2"/>
          <table:table-cell table:style-name="ce34" table:formula="of:=CONCATENATE([.B$45]; COUNTA([.C$46:.C46]); &quot;.&quot;)" office:value-type="string" office:string-value="2.6.1.">
            <text:p>2.6.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45]; COUNTA([.C$46:.C47]); &quot;.&quot;)" office:value-type="string" office:string-value="2.6.2.">
            <text:p>2.6.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45]; COUNTA([.C$46:.C48]); &quot;.&quot;)" office:value-type="string" office:string-value="2.6.3.">
            <text:p>2.6.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50]); &quot;.&quot;)" office:value-type="string" office:string-value="2.7.">
            <text:p>2.7.</text:p>
          </table:table-cell>
          <table:table-cell table:style-name="ce37"/>
          <table:table-cell table:style-name="ce39"/>
          <table:table-cell table:style-name="ce37" office:value-type="string">
            <text:p>Rebuild and commit</text:p>
          </table:table-cell>
          <table:table-cell table:style-name="ce37"/>
          <table:table-cell table:style-name="ce49" office:value-type="time" office:time-value="PT00H15M00S">
            <text:p>00:15</text:p>
          </table:table-cell>
          <table:table-cell table:style-name="ce55"/>
          <table:table-cell table:style-name="ce49" table:formula="of:=MAX([.I$1:.I49])+[.G50]" office:value-type="time" office:time-value="PT09H10M00S">
            <text:p>09:10</text:p>
          </table:table-cell>
          <table:table-cell table:style-name="ce57"/>
          <table:table-cell table:style-name="ce1" table:number-columns-repeated="1012"/>
        </table:table-row>
        <table:table-row table:style-name="ro1">
          <table:table-cell table:number-columns-repeated="2"/>
          <table:table-cell table:style-name="ce34" table:formula="of:=CONCATENATE([.B$50]; COUNTA([.C$51:.C51]); &quot;.&quot;)" office:value-type="string" office:string-value="2.7.1.">
            <text:p>2.7.1.</text:p>
          </table:table-cell>
          <table:table-cell table:style-name="ce40"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4" table:formula="of:=CONCATENATE([.B$50]; COUNTA([.C$51:.C52]); &quot;.&quot;)" office:value-type="string" office:string-value="2.7.2.">
            <text:p>2.7.2.</text:p>
          </table:table-cell>
          <table:table-cell table:style-name="ce40"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4" table:formula="of:=CONCATENATE([.B$50]; COUNTA([.C$51:.C53]); &quot;.&quot;)" office:value-type="string" office:string-value="2.7.3.">
            <text:p>2.7.3.</text:p>
          </table:table-cell>
          <table:table-cell table:style-name="ce40"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4" table:formula="of:=CONCATENATE([.B$50]; COUNTA([.C$51:.C54]); &quot;.&quot;)" office:value-type="string" office:string-value="2.7.4.">
            <text:p>2.7.4.</text:p>
          </table:table-cell>
          <table:table-cell table:style-name="ce40" office:value-type="string">
            <text:p></text:p>
          </table:table-cell>
          <table:table-cell office:value-type="string">
            <text:p>Commit changes to SVN</text:p>
          </table:table-cell>
          <table:table-cell table:number-columns-repeated="1017"/>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23"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3">
            <text:p>3.</text:p>
          </table:table-cell>
          <table:table-cell table:style-name="ce31"/>
          <table:table-cell table:style-name="ce36"/>
          <table:table-cell table:style-name="ce38"/>
          <table:table-cell table:style-name="ce31" office:value-type="string">
            <text:p>Final Testing</text:p>
          </table:table-cell>
          <table:table-cell table:style-name="ce36"/>
          <table:table-cell table:style-name="ce47" office:value-type="time" office:time-value="PT00H00M00S">
            <text:p>00:00</text:p>
          </table:table-cell>
          <table:table-cell table:style-name="ce53" table:formula="of:=[.G3]+SUM([.G4:.G65555])" office:value-type="time" office:time-value="PT04H45M00S">
            <text:p>04:45</text:p>
          </table:table-cell>
          <table:table-cell table:style-name="ce47" table:formula="of:=['2. Preparation'.$J$3]" office:value-type="time" office:time-value="PT09H10M00S">
            <text:p>09:10</text:p>
          </table:table-cell>
          <table:table-cell table:style-name="ce53" table:formula="of:=MAX([.I4:.I65555])" office:value-type="time" office:time-value="PT13H55M00S">
            <text:p>13:5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3.1.">
            <text:p>3.1.</text:p>
          </table:table-cell>
          <table:table-cell table:style-name="ce37"/>
          <table:table-cell table:style-name="ce39"/>
          <table:table-cell table:style-name="ce37" office:value-type="string">
            <text:p>Re-Run coding style checks</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09H20M00S">
            <text:p>09:20</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3.1.1.">
            <text:p>3.1.1.</text:p>
          </table:table-cell>
          <table:table-cell table:style-name="ce40" office:value-type="string">
            <text:p></text:p>
          </table:table-cell>
          <table:table-cell office:value-type="string">
            <text:p>Use StyleCop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2"/>
          <table:table-cell table:style-name="ce83" table:number-columns-repeated="2"/>
          <table:table-cell table:style-name="ce84"/>
          <table:table-cell table:style-name="ce82" office:value-type="string">
            <text:p>2 expected warning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3">
          <table:table-cell table:style-name="ce82"/>
          <table:table-cell table:style-name="ce83" table:number-columns-repeated="2"/>
          <table:table-cell table:style-name="ce84"/>
          <table:table-cell table:style-name="ce82" office:value-type="string">
            <text:p>SA1203 : CSharp.Ordering @ YAT.Model.Settings.SendCommandSettings.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3">
          <table:table-cell table:style-name="ce82"/>
          <table:table-cell table:style-name="ce83" table:number-columns-repeated="2"/>
          <table:table-cell table:style-name="ce84"/>
          <table:table-cell table:style-name="ce82" office:value-type="string">
            <text:p>SA1409 : CSharp.Maintainability @ YAT.Model.Terminal.cs</text:p>
          </table:table-cell>
          <table:table-cell table:style-name="ce82"/>
          <table:table-cell table:style-name="ce86"/>
          <table:table-cell table:style-name="ce87"/>
          <table:table-cell table:style-name="ce86"/>
          <table:table-cell table:style-name="ce87"/>
          <table:table-cell table:style-name="ce82"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3.2.">
            <text:p>3.2.</text:p>
          </table:table-cell>
          <table:table-cell table:style-name="ce37"/>
          <table:table-cell table:style-name="ce39"/>
          <table:table-cell table:style-name="ce37" office:value-type="string">
            <text:p>Re-Run assembly checks</text:p>
          </table:table-cell>
          <table:table-cell table:style-name="ce37"/>
          <table:table-cell table:style-name="ce49" office:value-type="time" office:time-value="PT00H10M00S">
            <text:p>00:10</text:p>
          </table:table-cell>
          <table:table-cell table:style-name="ce55"/>
          <table:table-cell table:style-name="ce49" table:formula="of:=MAX([.I$1:.I14])+[.G15]" office:value-type="time" office:time-value="PT09H30M00S">
            <text:p>09:30</text:p>
          </table:table-cell>
          <table:table-cell table:style-name="ce57"/>
          <table:table-cell table:style-name="ce1" table:number-columns-repeated="1014"/>
        </table:table-row>
        <table:table-row table:style-name="ro3">
          <table:table-cell table:number-columns-repeated="2"/>
          <table:table-cell table:style-name="ce34" table:formula="of:=CONCATENATE([.B$15]; COUNTA([.C$16:.C16]); &quot;.&quot;)" office:value-type="string" office:string-value="3.2.1.">
            <text:p>3.2.1.</text:p>
          </table:table-cell>
          <table:table-cell table:style-name="ce40" office:value-type="string">
            <text:p></text:p>
          </table:table-cell>
          <table:table-cell office:value-type="string">
            <text:p>Use FxCop 'MKY.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50 expected warning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05 : DoNotInitializeUnnecessarily @ 4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11 : AvoidUncalledPrivateCode @ 4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3 : DisposableFieldsShouldBeDisposed @ 16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5]); &quot;.&quot;)" office:value-type="string" office:string-value="3.2.2.">
            <text:p>3.2.2.</text:p>
          </table:table-cell>
          <table:table-cell table:style-name="ce40" office:value-type="string">
            <text:p></text:p>
          </table:table-cell>
          <table:table-cell office:value-type="string">
            <text:p>Use FxCop 'NUni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8]); &quot;.&quot;)" office:value-type="string" office:string-value="3.2.3.">
            <text:p>3.2.3.</text:p>
          </table:table-cell>
          <table:table-cell table:style-name="ce40" office:value-type="string">
            <text:p></text:p>
          </table:table-cell>
          <table:table-cell office:value-type="string">
            <text:p>Use FxCop 'YA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152 expected errors/warning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002 : DoNotExposeGenericLists @ 36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044 : PropertiesShouldNotBeWriteOnly @ 17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601 : DoNotUseTimersThatPreventPowerStateChanges @ 2 location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04 : RemoveUnusedLocals @ 1 location</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1819 : PropertiesShouldNotReturnArrays @ 1 location</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3.3.">
            <text:p>3.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0H30M00S">
            <text:p>00:30</text:p>
          </table:table-cell>
          <table:table-cell table:style-name="ce55"/>
          <table:table-cell table:style-name="ce49" table:formula="of:=MAX([.I$1:.I40])+[.G41]" office:value-type="time" office:time-value="PT10H00M00S">
            <text:p>10:00</text:p>
          </table:table-cell>
          <table:table-cell table:style-name="ce57"/>
          <table:table-cell table:style-name="ce1" table:number-columns-repeated="1014"/>
        </table:table-row>
        <table:table-row table:style-name="ro3">
          <table:table-cell table:number-columns-repeated="2"/>
          <table:table-cell table:style-name="ce34" table:formula="of:=CONCATENATE([.B$41]; COUNTA([.C$42:.C42]); &quot;.&quot;)" office:value-type="string" office:string-value="3.3.1.">
            <text:p>3.3.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41]; COUNTA([.C$42:.C46]); &quot;.&quot;)" office:value-type="string" office:string-value="3.3.2.">
            <text:p>3.3.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82" office:value-type="string">
            <text:p>12 expected errors:</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YAT.Model.Test.OneWayTransmissionTest::ClearCommand @ Ipv4/IPv6</text:p>
          </table:table-cell>
          <table:table-cell table:number-columns-repeated="1019"/>
        </table:table-row>
        <table:table-row table:style-name="ro3">
          <table:table-cell table:number-columns-repeated="2"/>
          <table:table-cell table:style-name="ce34"/>
          <table:table-cell table:style-name="ce40"/>
          <table:table-cell table:style-name="ce82" office:value-type="string">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 takes around 2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56]); &quot;.&quot;)" office:value-type="string" office:string-value="3.4.">
            <text:p>3.4.</text:p>
          </table:table-cell>
          <table:table-cell table:style-name="ce37"/>
          <table:table-cell table:style-name="ce39"/>
          <table:table-cell table:style-name="ce37" office:value-type="string">
            <text:p>Disconnect all devices, restart computer, re-run automated tests</text:p>
          </table:table-cell>
          <table:table-cell table:style-name="ce37"/>
          <table:table-cell table:style-name="ce49" office:value-type="time" office:time-value="PT00H45M00S">
            <text:p>00:45</text:p>
          </table:table-cell>
          <table:table-cell table:style-name="ce55"/>
          <table:table-cell table:style-name="ce49" table:formula="of:=MAX([.I$1:.I55])+[.G56]" office:value-type="time" office:time-value="PT10H45M00S">
            <text:p>10:45</text:p>
          </table:table-cell>
          <table:table-cell table:style-name="ce57"/>
          <table:table-cell table:style-name="ce1" table:number-columns-repeated="1014"/>
        </table:table-row>
        <table:table-row table:style-name="ro1">
          <table:table-cell table:number-columns-repeated="2"/>
          <table:table-cell table:style-name="ce34" table:formula="of:=CONCATENATE([.B$56]; COUNTA([.C$57:.C57]); &quot;.&quot;)" office:value-type="string" office:string-value="3.4.1.">
            <text:p>3.4.1.</text:p>
          </table:table-cell>
          <table:table-cell table:style-name="ce40"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4" table:formula="of:=CONCATENATE([.B$56]; COUNTA([.C$57:.C58]); &quot;.&quot;)" office:value-type="string" office:string-value="3.4.2.">
            <text:p>3.4.2.</text:p>
          </table:table-cell>
          <table:table-cell table:style-name="ce40"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60]); &quot;.&quot;)" office:value-type="string" office:string-value="3.5.">
            <text:p>3.5.</text:p>
          </table:table-cell>
          <table:table-cell table:style-name="ce37"/>
          <table:table-cell table:style-name="ce39"/>
          <table:table-cell table:style-name="ce37" office:value-type="string">
            <text:p>Run interactive tests</text:p>
          </table:table-cell>
          <table:table-cell table:style-name="ce37"/>
          <table:table-cell table:style-name="ce49" office:value-type="time" office:time-value="PT00H10M00S">
            <text:p>00:10</text:p>
          </table:table-cell>
          <table:table-cell table:style-name="ce55"/>
          <table:table-cell table:style-name="ce49" table:formula="of:=MAX([.I$1:.I59])+[.G60]" office:value-type="time" office:time-value="PT10H55M00S">
            <text:p>10:55</text:p>
          </table:table-cell>
          <table:table-cell table:style-name="ce57"/>
          <table:table-cell table:style-name="ce1" table:number-columns-repeated="1014"/>
        </table:table-row>
        <table:table-row table:style-name="ro3">
          <table:table-cell table:number-columns-repeated="2"/>
          <table:table-cell table:style-name="ce34" table:formula="of:=CONCATENATE([.B$60]; COUNTA([.C$61:.C61]); &quot;.&quot;)" office:value-type="string" office:string-value="3.5.1.">
            <text:p>3.5.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include interactive only"</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60]; COUNTA([.C$61:.C65]); &quot;.&quot;)" office:value-type="string" office:string-value="3.5.2.">
            <text:p>3.5.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3">
          <table:table-cell table:number-columns-repeated="2"/>
          <table:table-cell table:style-name="ce34" table:formula="of:=CONCATENATE([.B$60]; COUNTA([.C$61:.C68]); &quot;.&quot;)" office:value-type="string" office:string-value="3.5.3.">
            <text:p>3.5.3.</text:p>
          </table:table-cell>
          <table:table-cell table:style-name="ce40" office:value-type="string">
            <text:p></text:p>
          </table:table-cell>
          <table:table-cell office:value-type="string">
            <text:p>Use NUnit on 'Release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2]); &quot;.&quot;)" office:value-type="string" office:string-value="3.6.">
            <text:p>3.6.</text:p>
          </table:table-cell>
          <table:table-cell table:style-name="ce37"/>
          <table:table-cell table:style-name="ce39"/>
          <table:table-cell table:style-name="ce37" office:value-type="string">
            <text:p>Run manual tests</text:p>
          </table:table-cell>
          <table:table-cell table:style-name="ce37"/>
          <table:table-cell table:style-name="ce49" office:value-type="time" office:time-value="PT02H30M00S">
            <text:p>02:30</text:p>
          </table:table-cell>
          <table:table-cell table:style-name="ce55"/>
          <table:table-cell table:style-name="ce49" table:formula="of:=MAX([.I$1:.I71])+[.G72]" office:value-type="time" office:time-value="PT13H25M00S">
            <text:p>13:25</text:p>
          </table:table-cell>
          <table:table-cell table:style-name="ce57"/>
          <table:table-cell table:style-name="ce1" table:number-columns-repeated="1014"/>
        </table:table-row>
        <table:table-row table:style-name="ro3">
          <table:table-cell table:number-columns-repeated="2"/>
          <table:table-cell table:style-name="ce34" table:formula="of:=CONCATENATE([.B$72]; COUNTA([.C$73:.C73]); &quot;.&quot;)" office:value-type="string" office:string-value="3.6.1.">
            <text:p>3.6.1.</text:p>
          </table:table-cell>
          <table:table-cell table:style-name="ce40"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5]); &quot;.&quot;)" office:value-type="string" office:string-value="3.7.">
            <text:p>3.7.</text:p>
          </table:table-cell>
          <table:table-cell table:style-name="ce37"/>
          <table:table-cell table:style-name="ce39"/>
          <table:table-cell table:style-name="ce37" office:value-type="string">
            <text:p>Re-run automated tests and commit</text:p>
          </table:table-cell>
          <table:table-cell table:style-name="ce37"/>
          <table:table-cell table:style-name="ce49" office:value-type="time" office:time-value="PT00H30M00S">
            <text:p>00:30</text:p>
          </table:table-cell>
          <table:table-cell table:style-name="ce55"/>
          <table:table-cell table:style-name="ce49" table:formula="of:=MAX([.I$1:.I74])+[.G75]" office:value-type="time" office:time-value="PT13H55M00S">
            <text:p>13:55</text:p>
          </table:table-cell>
          <table:table-cell table:style-name="ce57"/>
          <table:table-cell table:style-name="ce1" table:number-columns-repeated="1014"/>
        </table:table-row>
        <table:table-row table:style-name="ro3">
          <table:table-cell table:number-columns-repeated="2"/>
          <table:table-cell table:style-name="ce34" table:formula="of:=CONCATENATE([.B$75]; COUNTA([.C$76:.C76]); &quot;.&quot;)" office:value-type="string" office:string-value="3.7.1.">
            <text:p>3.7.1.</text:p>
          </table:table-cell>
          <table:table-cell table:style-name="ce40"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85"/>
          <table:table-cell table:style-name="ce61" table:number-columns-repeated="2"/>
          <table:table-cell table:style-name="ce88"/>
          <table:table-cell table:style-name="ce85" table:formula="of:=[.E50]" office:value-type="string" office:string-value="12 expected errors:">
            <text:p>12 expected errors:</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style-name="ce85"/>
          <table:table-cell table:style-name="ce61" table:number-columns-repeated="2"/>
          <table:table-cell table:style-name="ce88"/>
          <table:table-cell table:style-name="ce85" table:formula="of:=[.E51]" office:value-type="string" office:string-value="YAT.Model.Test.OneWayTransmissionTest::ClearCommand @ Ipv4/IPv6">
            <text:p>YAT.Model.Test.OneWayTransmissionTest::ClearCommand @ Ipv4/IPv6</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style-name="ce85"/>
          <table:table-cell table:style-name="ce61" table:number-columns-repeated="2"/>
          <table:table-cell table:style-name="ce88"/>
          <table:table-cell table:style-name="ce85" table:formula="of:=[.E52]" office:value-type="string" office:string-value="YAT.Settings.Test.FileVersionsTest::TC1/2 @ 1.99.13/17/18/19">
            <text:p>YAT.Settings.Test.FileVersionsTest::TC1/2 @ 1.99.13/17/18/19</text:p>
          </table:table-cell>
          <table:table-cell table:style-name="ce85"/>
          <table:table-cell table:style-name="ce89"/>
          <table:table-cell table:style-name="ce90"/>
          <table:table-cell table:style-name="ce89"/>
          <table:table-cell table:style-name="ce90"/>
          <table:table-cell table:style-name="ce85"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formula="of:=[.E54]" office:value-type="string" office:string-value="Note: Run takes around 20 minutes, and there should be no more findings">
            <text:p>Note: Run takes around 20 minutes, and there should be no more finding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75]; COUNTA([.C$76:.C86]); &quot;.&quot;)" office:value-type="string" office:string-value="3.7.2.">
            <text:p>3.7.2.</text:p>
          </table:table-cell>
          <table:table-cell table:style-name="ce40" office:value-type="string">
            <text:p></text:p>
          </table:table-cell>
          <table:table-cell office:value-type="string">
            <text:p>Commit changes to SVN</text:p>
          </table:table-cell>
          <table:table-cell table:number-columns-repeated="1019"/>
        </table:table-row>
        <table:table-row table:style-name="ro1" table:number-rows-repeated="65479">
          <table:table-cell table:number-columns-repeated="1024"/>
        </table:table-row>
        <table:table-row table:style-name="ro1">
          <table:table-cell table:number-columns-repeated="1024"/>
        </table:table-row>
      </table:table>
      <table:table table:name="4. Buil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4">
            <text:p>4.</text:p>
          </table:table-cell>
          <table:table-cell table:style-name="ce31"/>
          <table:table-cell table:style-name="ce36"/>
          <table:table-cell table:style-name="ce38"/>
          <table:table-cell table:style-name="ce31" office:value-type="string">
            <text:p>Build</text:p>
          </table:table-cell>
          <table:table-cell table:style-name="ce36"/>
          <table:table-cell table:style-name="ce47" office:value-type="time" office:time-value="PT00H00M00S">
            <text:p>00:00</text:p>
          </table:table-cell>
          <table:table-cell table:style-name="ce53" table:formula="of:=[.G3]+SUM([.G4:.G65509])" office:value-type="time" office:time-value="PT00H30M00S">
            <text:p>00:30</text:p>
          </table:table-cell>
          <table:table-cell table:style-name="ce47" table:formula="of:=['3. Final Testing'.$J$3]" office:value-type="time" office:time-value="PT13H55M00S">
            <text:p>13:55</text:p>
          </table:table-cell>
          <table:table-cell table:style-name="ce53" table:formula="of:=MAX([.I4:.I65509])" office:value-type="time" office:time-value="PT14H25M00S">
            <text:p>14:2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4.1.">
            <text:p>4.1.</text:p>
          </table:table-cell>
          <table:table-cell table:style-name="ce37"/>
          <table:table-cell table:style-name="ce39"/>
          <table:table-cell table:style-name="ce37" office:value-type="string">
            <text:p>Write release notes</text:p>
          </table:table-cell>
          <table:table-cell table:style-name="ce37"/>
          <table:table-cell table:style-name="ce49" office:value-type="time" office:time-value="PT00H00M00S">
            <text:p>00:00</text:p>
          </table:table-cell>
          <table:table-cell table:style-name="ce55"/>
          <table:table-cell table:style-name="ce49" table:formula="of:=MAX([.I$1:.I4])+[.G5]" office:value-type="time" office:time-value="PT13H55M00S">
            <text:p>13:55</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4.1.1.">
            <text:p>4.1.1.</text:p>
          </table:table-cell>
          <table:table-cell table:style-name="ce40"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4.2.">
            <text:p>4.2.</text:p>
          </table:table-cell>
          <table:table-cell table:style-name="ce37"/>
          <table:table-cell table:style-name="ce39"/>
          <table:table-cell table:style-name="ce37" office:value-type="string">
            <text:p>Prepare package directory</text:p>
          </table:table-cell>
          <table:table-cell table:style-name="ce37"/>
          <table:table-cell table:style-name="ce49" office:value-type="time" office:time-value="PT00H10M00S">
            <text:p>00:10</text:p>
          </table:table-cell>
          <table:table-cell table:style-name="ce55"/>
          <table:table-cell table:style-name="ce49" table:formula="of:=MAX([.I$1:.I7])+[.G8]" office:value-type="time" office:time-value="PT14H05M00S">
            <text:p>14:0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4.2.1.">
            <text:p>4.2.1.</text:p>
          </table:table-cell>
          <table:table-cell table:style-name="ce40" office:value-type="string">
            <text:p></text:p>
          </table:table-cell>
          <table:table-cell office:value-type="string">
            <text:p>Add a new directory to the offline archive "\YAT\Releases and Checkpoints"</text:p>
          </table:table-cell>
          <table:table-cell table:number-columns-repeated="1019"/>
        </table:table-row>
        <table:table-row table:style-name="ro3">
          <table:table-cell table:number-columns-repeated="2"/>
          <table:table-cell table:style-name="ce34" table:formula="of:=CONCATENATE([.B$8]; COUNTA([.C$9:.C10]); &quot;.&quot;)" office:value-type="string" office:string-value="4.2.2.">
            <text:p>4.2.2.</text:p>
          </table:table-cell>
          <table:table-cell table:style-name="ce40"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4" table:formula="of:=CONCATENATE([.B$8]; COUNTA([.C$9:.C11]); &quot;.&quot;)" office:value-type="string" office:string-value="4.2.3.">
            <text:p>4.2.3.</text:p>
          </table:table-cell>
          <table:table-cell table:style-name="ce40" office:value-type="string">
            <text:p></text:p>
          </table:table-cell>
          <table:table-cell office:value-type="string">
            <text:p>Add the release notes to the release package directories</text:p>
          </table:table-cell>
          <table:table-cell table:number-columns-repeated="1019"/>
        </table:table-row>
        <table:table-row table:style-name="ro3">
          <table:table-cell table:number-columns-repeated="2"/>
          <table:table-cell table:style-name="ce34" table:formula="of:=CONCATENATE([.B$8]; COUNTA([.C$9:.C12]); &quot;.&quot;)" office:value-type="string" office:string-value="4.2.4.">
            <text:p>4.2.4.</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7]); &quot;.&quot;)" office:value-type="string" office:string-value="4.3.">
            <text:p>4.3.</text:p>
          </table:table-cell>
          <table:table-cell table:style-name="ce37"/>
          <table:table-cell table:style-name="ce39"/>
          <table:table-cell table:style-name="ce37" office:value-type="string">
            <text:p>Re-Build YAT</text:p>
          </table:table-cell>
          <table:table-cell table:style-name="ce37"/>
          <table:table-cell table:style-name="ce49" office:value-type="time" office:time-value="PT00H20M00S">
            <text:p>00:20</text:p>
          </table:table-cell>
          <table:table-cell table:style-name="ce55"/>
          <table:table-cell table:style-name="ce49" table:formula="of:=MAX([.I$1:.I16])+[.G17]" office:value-type="time" office:time-value="PT14H25M00S">
            <text:p>14:25</text:p>
          </table:table-cell>
          <table:table-cell table:style-name="ce57"/>
          <table:table-cell table:style-name="ce1" table:number-columns-repeated="1014"/>
        </table:table-row>
        <table:table-row table:style-name="ro3">
          <table:table-cell table:number-columns-repeated="2"/>
          <table:table-cell table:style-name="ce34" table:formula="of:=CONCATENATE([.B$17]; COUNTA([.C$18:.C18]); &quot;.&quot;)" office:value-type="string" office:string-value="4.3.1.">
            <text:p>4.3.1.</text:p>
          </table:table-cell>
          <table:table-cell table:style-name="ce40"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peed</text:p>
          </table:table-cell>
          <table:table-cell table:number-columns-repeated="1019"/>
        </table:table-row>
        <table:table-row table:style-name="ro3">
          <table:table-cell table:number-columns-repeated="2"/>
          <table:table-cell table:style-name="ce34" table:formula="of:=CONCATENATE([.B$17]; COUNTA([.C$18:.C20]); &quot;.&quot;)" office:value-type="string" office:string-value="4.3.2.">
            <text:p>4.3.2.</text:p>
          </table:table-cell>
          <table:table-cell table:style-name="ce40"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ize</text:p>
          </table:table-cell>
          <table:table-cell table:number-columns-repeated="1019"/>
        </table:table-row>
        <table:table-row table:style-name="ro1">
          <table:table-cell table:number-columns-repeated="2"/>
          <table:table-cell table:style-name="ce34" table:formula="of:=CONCATENATE([.B$17]; COUNTA([.C$18:.C22]); &quot;.&quot;)" office:value-type="string" office:string-value="4.3.3.">
            <text:p>4.3.3.</text:p>
          </table:table-cell>
          <table:table-cell table:style-name="ce40"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4"/>
          <table:table-cell table:style-name="ce40"/>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4" table:formula="of:=CONCATENATE([.B$17]; COUNTA([.C$18:.C24]); &quot;.&quot;)" office:value-type="string" office:string-value="4.3.4.">
            <text:p>4.3.4.</text:p>
          </table:table-cell>
          <table:table-cell table:style-name="ce40"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5">
            <text:p>5.</text:p>
          </table:table-cell>
          <table:table-cell table:style-name="ce31"/>
          <table:table-cell table:style-name="ce36"/>
          <table:table-cell table:style-name="ce38"/>
          <table:table-cell table:style-name="ce31" office:value-type="string">
            <text:p>Installation Testing</text:p>
          </table:table-cell>
          <table:table-cell table:style-name="ce36"/>
          <table:table-cell table:style-name="ce47" office:value-type="time" office:time-value="PT00H00M00S">
            <text:p>00:00</text:p>
          </table:table-cell>
          <table:table-cell table:style-name="ce53" table:formula="of:=[.G3]+SUM([.G4:.G65495])" office:value-type="time" office:time-value="PT00H40M00S">
            <text:p>00:40</text:p>
          </table:table-cell>
          <table:table-cell table:style-name="ce47" table:formula="of:=['4. Build'.$J$3]" office:value-type="time" office:time-value="PT14H25M00S">
            <text:p>14:25</text:p>
          </table:table-cell>
          <table:table-cell table:style-name="ce53" table:formula="of:=MAX([.I4:.I65495])" office:value-type="time" office:time-value="PT15H05M00S">
            <text:p>15:0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5.1.">
            <text:p>5.1.</text:p>
          </table:table-cell>
          <table:table-cell table:style-name="ce37"/>
          <table:table-cell table:style-name="ce39"/>
          <table:table-cell table:style-name="ce37" office:value-type="string">
            <text:p>Installation</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4H35M00S">
            <text:p>14:3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5.1.1.">
            <text:p>5.1.1.</text:p>
          </table:table-cell>
          <table:table-cell table:style-name="ce40" office:value-type="string">
            <text:p></text:p>
          </table:table-cell>
          <table:table-cell office:value-type="string">
            <text:p>Close Visual Studio</text:p>
          </table:table-cell>
          <table:table-cell table:number-columns-repeated="1019"/>
        </table:table-row>
        <table:table-row table:style-name="ro1">
          <table:table-cell table:number-columns-repeated="2"/>
          <table:table-cell table:style-name="ce34"/>
          <table:table-cell table:style-name="ce40"/>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4" table:formula="of:=CONCATENATE([.B$5]; COUNTA([.C$6:.C8]); &quot;.&quot;)" office:value-type="string" office:string-value="5.1.2.">
            <text:p>5.1.2.</text:p>
          </table:table-cell>
          <table:table-cell table:style-name="ce40"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0]); &quot;.&quot;)" office:value-type="string" office:string-value="5.2.">
            <text:p>5.2.</text:p>
          </table:table-cell>
          <table:table-cell table:style-name="ce37"/>
          <table:table-cell table:style-name="ce39"/>
          <table:table-cell table:style-name="ce37" office:value-type="string">
            <text:p>Run manual after-installation tests</text:p>
          </table:table-cell>
          <table:table-cell table:style-name="ce37"/>
          <table:table-cell table:style-name="ce49" office:value-type="time" office:time-value="PT00H30M00S">
            <text:p>00:30</text:p>
          </table:table-cell>
          <table:table-cell table:style-name="ce55"/>
          <table:table-cell table:style-name="ce49" table:formula="of:=MAX([.I$1:.I9])+[.G10]" office:value-type="time" office:time-value="PT15H05M00S">
            <text:p>15:05</text:p>
          </table:table-cell>
          <table:table-cell table:style-name="ce57"/>
          <table:table-cell table:style-name="ce1" table:number-columns-repeated="1014"/>
        </table:table-row>
        <table:table-row table:style-name="ro1">
          <table:table-cell table:number-columns-repeated="2"/>
          <table:table-cell table:style-name="ce34" table:formula="of:=CONCATENATE([.B$10]; COUNTA([.C$11:.C11]); &quot;.&quot;)" office:value-type="string" office:string-value="5.2.1.">
            <text:p>5.2.1.</text:p>
          </table:table-cell>
          <table:table-cell table:style-name="ce40"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6">
            <text:p>6.</text:p>
          </table:table-cell>
          <table:table-cell table:style-name="ce31"/>
          <table:table-cell table:style-name="ce36"/>
          <table:table-cell table:style-name="ce38"/>
          <table:table-cell table:style-name="ce31" office:value-type="string">
            <text:p>Packaging</text:p>
          </table:table-cell>
          <table:table-cell table:style-name="ce36"/>
          <table:table-cell table:style-name="ce47" office:value-type="time" office:time-value="PT00H00M00S">
            <text:p>00:00</text:p>
          </table:table-cell>
          <table:table-cell table:style-name="ce53" table:formula="of:=[.G3]+SUM([.G4:.G65508])" office:value-type="time" office:time-value="PT00H35M00S">
            <text:p>00:35</text:p>
          </table:table-cell>
          <table:table-cell table:style-name="ce47" table:formula="of:=['5. Installation Testing'.$J$3]" office:value-type="time" office:time-value="PT15H05M00S">
            <text:p>15:05</text:p>
          </table:table-cell>
          <table:table-cell table:style-name="ce53" table:formula="of:=MAX([.I4:.I65508])" office:value-type="time" office:time-value="PT15H40M00S">
            <text:p>15:4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6.1.">
            <text:p>6.1.</text:p>
          </table:table-cell>
          <table:table-cell table:style-name="ce37"/>
          <table:table-cell table:style-name="ce39"/>
          <table:table-cell table:style-name="ce37" office:value-type="string">
            <text:p>Feature request and bug trackers</text:p>
          </table:table-cell>
          <table:table-cell table:style-name="ce37"/>
          <table:table-cell table:style-name="ce49" office:value-type="time" office:time-value="PT00H05M00S">
            <text:p>00:05</text:p>
          </table:table-cell>
          <table:table-cell table:style-name="ce55"/>
          <table:table-cell table:style-name="ce49" table:formula="of:=MAX([.I$1:.I4])+[.G5]" office:value-type="time" office:time-value="PT15H10M00S">
            <text:p>15:1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6.1.1.">
            <text:p>6.1.1.</text:p>
          </table:table-cell>
          <table:table-cell table:style-name="ce40"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6.2.">
            <text:p>6.2.</text:p>
          </table:table-cell>
          <table:table-cell table:style-name="ce37"/>
          <table:table-cell table:style-name="ce39"/>
          <table:table-cell table:style-name="ce37" office:value-type="string">
            <text:p>Commit and tag YAT</text:p>
          </table:table-cell>
          <table:table-cell table:style-name="ce37"/>
          <table:table-cell table:style-name="ce49" office:value-type="time" office:time-value="PT00H15M00S">
            <text:p>00:15</text:p>
          </table:table-cell>
          <table:table-cell table:style-name="ce55"/>
          <table:table-cell table:style-name="ce49" table:formula="of:=MAX([.I$1:.I7])+[.G8]" office:value-type="time" office:time-value="PT15H25M00S">
            <text:p>15:2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6.2.1.">
            <text:p>6.2.1.</text:p>
          </table:table-cell>
          <table:table-cell table:style-name="ce40" office:value-type="string">
            <text:p></text:p>
          </table:table-cell>
          <table:table-cell office:value-type="string">
            <text:p>Commit any modifications to the subversion repository</text:p>
          </table:table-cell>
          <table:table-cell table:number-columns-repeated="1019"/>
        </table:table-row>
        <table:table-row table:style-name="ro3">
          <table:table-cell table:number-columns-repeated="2"/>
          <table:table-cell table:style-name="ce34"/>
          <table:table-cell table:style-name="ce40"/>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4" table:formula="of:=CONCATENATE([.B$8]; COUNTA([.C$9:.C11]); &quot;.&quot;)" office:value-type="string" office:string-value="6.2.2.">
            <text:p>6.2.2.</text:p>
          </table:table-cell>
          <table:table-cell table:style-name="ce40" office:value-type="string">
            <text:p></text:p>
          </table:table-cell>
          <table:table-cell office:value-type="string">
            <text:p>Tag/checkpoint the project</text:p>
          </table:table-cell>
          <table:table-cell table:number-columns-repeated="1019"/>
        </table:table-row>
        <table:table-row table:style-name="ro3">
          <table:table-cell table:number-columns-repeated="2"/>
          <table:table-cell table:style-name="ce34"/>
          <table:table-cell table:style-name="ce40"/>
          <table:table-cell office:value-type="string">
            <text:p>&gt; SVN &gt; Repo Browser</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runk'</text:p>
          </table:table-cell>
          <table:table-cell table:number-columns-repeated="1019"/>
        </table:table-row>
        <table:table-row table:style-name="ro1">
          <table:table-cell table:number-columns-repeated="2"/>
          <table:table-cell table:style-name="ce34"/>
          <table:table-cell table:style-name="ce40"/>
          <table:table-cell office:value-type="string">
            <text:p><text:s text:c="6"/>&gt; Copy to...</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New name e.g. "&lt;...&gt;/tags/yat-1-99-25-beta-3-candidate-3"</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4" table:formula="of:=CONCATENATE([.B$8]; COUNTA([.C$9:.C19]); &quot;.&quot;)" office:value-type="string" office:string-value="6.2.3.">
            <text:p>6.2.3.</text:p>
          </table:table-cell>
          <table:table-cell table:style-name="ce40"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1]); &quot;.&quot;)" office:value-type="string" office:string-value="6.3.">
            <text:p>6.3.</text:p>
          </table:table-cell>
          <table:table-cell table:style-name="ce37"/>
          <table:table-cell table:style-name="ce39"/>
          <table:table-cell table:style-name="ce37" office:value-type="string">
            <text:p>Pack YAT</text:p>
          </table:table-cell>
          <table:table-cell table:style-name="ce37"/>
          <table:table-cell table:style-name="ce49" office:value-type="time" office:time-value="PT00H15M00S">
            <text:p>00:15</text:p>
          </table:table-cell>
          <table:table-cell table:style-name="ce55"/>
          <table:table-cell table:style-name="ce49" table:formula="of:=MAX([.I$1:.I18])+[.G21]" office:value-type="time" office:time-value="PT15H40M00S">
            <text:p>15:40</text:p>
          </table:table-cell>
          <table:table-cell table:style-name="ce57"/>
          <table:table-cell table:style-name="ce1" table:number-columns-repeated="1014"/>
        </table:table-row>
        <table:table-row table:style-name="ro1">
          <table:table-cell table:number-columns-repeated="2"/>
          <table:table-cell table:style-name="ce34" table:formula="of:=CONCATENATE([.B$21]; COUNTA([.C$22:.C22]); &quot;.&quot;)" office:value-type="string" office:string-value="6.3.1.">
            <text:p>6.3.1.</text:p>
          </table:table-cell>
          <table:table-cell table:style-name="ce40"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4" table:formula="of:=CONCATENATE([.B$21]; COUNTA([.C$22:.C23]); &quot;.&quot;)" office:value-type="string" office:string-value="6.3.2.">
            <text:p>6.3.2.</text:p>
          </table:table-cell>
          <table:table-cell table:style-name="ce40"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4" table:formula="of:=CONCATENATE([.B$21]; COUNTA([.C$22:.C24]); &quot;.&quot;)" office:value-type="string" office:string-value="6.3.3.">
            <text:p>6.3.3.</text:p>
          </table:table-cell>
          <table:table-cell table:style-name="ce40"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7">
            <text:p>7.</text:p>
          </table:table-cell>
          <table:table-cell table:style-name="ce31"/>
          <table:table-cell table:style-name="ce36"/>
          <table:table-cell table:style-name="ce38"/>
          <table:table-cell table:style-name="ce31" office:value-type="string">
            <text:p>Upload</text:p>
          </table:table-cell>
          <table:table-cell table:style-name="ce36"/>
          <table:table-cell table:style-name="ce47" office:value-type="time" office:time-value="PT00H00M00S">
            <text:p>00:00</text:p>
          </table:table-cell>
          <table:table-cell table:style-name="ce53" table:formula="of:=[.G3]+SUM([.G4:.G65510])" office:value-type="time" office:time-value="PT00H50M00S">
            <text:p>00:50</text:p>
          </table:table-cell>
          <table:table-cell table:style-name="ce47" table:formula="of:=['5. Installation Testing'.$J$3]" office:value-type="time" office:time-value="PT15H05M00S">
            <text:p>15:05</text:p>
          </table:table-cell>
          <table:table-cell table:style-name="ce53" table:formula="of:=MAX([.I4:.I65510])" office:value-type="time" office:time-value="PT15H55M00S">
            <text:p>15:5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3">
          <table:table-cell table:style-name="ce1"/>
          <table:table-cell table:style-name="ce33" table:formula="of:=CONCATENATE([.A$3]; &quot;.&quot;; COUNTA([.B5]); &quot;.&quot;)" office:value-type="string" office:string-value="7.1.">
            <text:p>7.1.</text:p>
          </table:table-cell>
          <table:table-cell table:style-name="ce37"/>
          <table:table-cell table:style-name="ce39"/>
          <table:table-cell table:style-name="ce37" office:value-type="string">
            <text:p>Prepare upload to SourceForge</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5H15M00S">
            <text:p>15:1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7.1.1.">
            <text:p>7.1.1.</text:p>
          </table:table-cell>
          <table:table-cell table:style-name="ce40" office:value-type="string">
            <text:p></text:p>
          </table:table-cell>
          <table:table-cell office:value-type="string">
            <text:p>Log in as 'y-a-terminal'</text:p>
          </table:table-cell>
          <table:table-cell table:number-columns-repeated="1019"/>
        </table:table-row>
        <table:table-row table:style-name="ro3">
          <table:table-cell table:number-columns-repeated="2"/>
          <table:table-cell table:style-name="ce34" table:formula="of:=CONCATENATE([.B$5]; COUNTA([.C$6:.C7]); &quot;.&quot;)" office:value-type="string" office:string-value="7.1.2.">
            <text:p>7.1.2.</text:p>
          </table:table-cell>
          <table:table-cell table:style-name="ce40" office:value-type="string">
            <text:p></text:p>
          </table:table-cell>
          <table:table-cell office:value-type="string">
            <text:p>Go to 'SourceForge &gt; Files'</text:p>
          </table:table-cell>
          <table:table-cell table:number-columns-repeated="1019"/>
        </table:table-row>
        <table:table-row table:style-name="ro3">
          <table:table-cell table:number-columns-repeated="2"/>
          <table:table-cell table:style-name="ce34" table:formula="of:=CONCATENATE([.B$5]; COUNTA([.C$6:.C8]); &quot;.&quot;)" office:value-type="string" office:string-value="7.1.3.">
            <text:p>7.1.3.</text:p>
          </table:table-cell>
          <table:table-cell table:style-name="ce40"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3]); &quot;.&quot;)" office:value-type="string" office:string-value="7.2.">
            <text:p>7.2.</text:p>
          </table:table-cell>
          <table:table-cell table:style-name="ce37"/>
          <table:table-cell table:style-name="ce39"/>
          <table:table-cell table:style-name="ce37" office:value-type="string">
            <text:p>Add release</text:p>
          </table:table-cell>
          <table:table-cell table:style-name="ce37"/>
          <table:table-cell table:style-name="ce49" office:value-type="time" office:time-value="PT00H30M00S">
            <text:p>00:30</text:p>
          </table:table-cell>
          <table:table-cell table:style-name="ce55"/>
          <table:table-cell table:style-name="ce49" table:formula="of:=MAX([.I$1:.I12])+[.G13]" office:value-type="time" office:time-value="PT15H45M00S">
            <text:p>15:45</text:p>
          </table:table-cell>
          <table:table-cell table:style-name="ce57"/>
          <table:table-cell table:style-name="ce1" table:number-columns-repeated="1014"/>
        </table:table-row>
        <table:table-row table:style-name="ro1">
          <table:table-cell table:number-columns-repeated="2"/>
          <table:table-cell table:style-name="ce34" table:formula="of:=CONCATENATE([.B$13]; COUNTA([.C$14:.C14]); &quot;.&quot;)" office:value-type="string" office:string-value="7.2.1.">
            <text:p>7.2.1.</text:p>
          </table:table-cell>
          <table:table-cell table:style-name="ce40"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4"/>
          <table:table-cell table:style-name="ce40"/>
          <table:table-cell office:value-type="string">
            <text:p>&gt; 'Release' takes approx. 2 minutes (for 6 MB)</text:p>
          </table:table-cell>
          <table:table-cell table:number-columns-repeated="1019"/>
        </table:table-row>
        <table:table-row table:style-name="ro1">
          <table:table-cell table:number-columns-repeated="2"/>
          <table:table-cell table:style-name="ce34"/>
          <table:table-cell table:style-name="ce40"/>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4" table:formula="of:=CONCATENATE([.B$13]; COUNTA([.C$14:.C17]); &quot;.&quot;)" office:value-type="string" office:string-value="7.2.2.">
            <text:p>7.2.2.</text:p>
          </table:table-cell>
          <table:table-cell table:style-name="ce40" office:value-type="string">
            <text:p></text:p>
          </table:table-cell>
          <table:table-cell office:value-type="string">
            <text:p>Tick default platform download on normal distribution</text:p>
          </table:table-cell>
          <table:table-cell table:number-columns-repeated="1019"/>
        </table:table-row>
        <table:table-row table:style-name="ro3">
          <table:table-cell table:number-columns-repeated="2"/>
          <table:table-cell table:style-name="ce34" table:formula="of:=CONCATENATE([.B$13]; COUNTA([.C$14:.C18]); &quot;.&quot;)" office:value-type="string" office:string-value="7.2.3.">
            <text:p>7.2.3.</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formula="of:=CONCATENATE([.B$13]; COUNTA([.C$14:.C20]); &quot;.&quot;)" office:value-type="string" office:string-value="7.2.4.">
            <text:p>7.2.4.</text:p>
          </table:table-cell>
          <table:table-cell table:style-name="ce40"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4" table:formula="of:=CONCATENATE([.B$13]; COUNTA([.C$14:.C21]); &quot;.&quot;)" office:value-type="string" office:string-value="7.2.5.">
            <text:p>7.2.5.</text:p>
          </table:table-cell>
          <table:table-cell table:style-name="ce40"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4" table:formula="of:=CONCATENATE([.B$13]; COUNTA([.C$14:.C22]); &quot;.&quot;)" office:value-type="string" office:string-value="7.2.6.">
            <text:p>7.2.6.</text:p>
          </table:table-cell>
          <table:table-cell table:style-name="ce40"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1024"/>
        </table:table-row>
        <table:table-row table:style-name="ro1">
          <table:table-cell table:style-name="ce1"/>
          <table:table-cell table:style-name="ce33" table:formula="of:=CONCATENATE([.A$3]; &quot;.&quot;; COUNTA([.B$5:.B25]); &quot;.&quot;)" office:value-type="string" office:string-value="7.3.">
            <text:p>7.3.</text:p>
          </table:table-cell>
          <table:table-cell table:style-name="ce37"/>
          <table:table-cell table:style-name="ce39"/>
          <table:table-cell table:style-name="ce37" office:value-type="string">
            <text:p>Check release and release notes</text:p>
          </table:table-cell>
          <table:table-cell table:style-name="ce37"/>
          <table:table-cell table:style-name="ce49" office:value-type="time" office:time-value="PT00H10M00S">
            <text:p>00:10</text:p>
          </table:table-cell>
          <table:table-cell table:style-name="ce55"/>
          <table:table-cell table:style-name="ce49" table:formula="of:=MAX([.I$1:.I24])+[.G25]" office:value-type="time" office:time-value="PT15H55M00S">
            <text:p>15:55</text:p>
          </table:table-cell>
          <table:table-cell table:style-name="ce57"/>
          <table:table-cell table:style-name="ce1" table:number-columns-repeated="1014"/>
        </table:table-row>
        <table:table-row table:style-name="ro1">
          <table:table-cell table:number-columns-repeated="2"/>
          <table:table-cell table:style-name="ce34" table:formula="of:=CONCATENATE([.B$25]; COUNTA([.C$26:.C26]); &quot;.&quot;)" office:value-type="string" office:string-value="7.3.1.">
            <text:p>7.3.1.</text:p>
          </table:table-cell>
          <table:table-cell table:style-name="ce40"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4" table:formula="of:=CONCATENATE([.B$25]; COUNTA([.C$26:.C27]); &quot;.&quot;)" office:value-type="string" office:string-value="7.3.2.">
            <text:p>7.3.2.</text:p>
          </table:table-cell>
          <table:table-cell table:style-name="ce40"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4" table:formula="of:=CONCATENATE([.B$25]; COUNTA([.C$26:.C28]); &quot;.&quot;)" office:value-type="string" office:string-value="7.3.3.">
            <text:p>7.3.3.</text:p>
          </table:table-cell>
          <table:table-cell table:style-name="ce40"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8">
            <text:p>8.</text:p>
          </table:table-cell>
          <table:table-cell table:style-name="ce31"/>
          <table:table-cell table:style-name="ce36"/>
          <table:table-cell table:style-name="ce38"/>
          <table:table-cell table:style-name="ce31" office:value-type="string">
            <text:p>Finalization</text:p>
          </table:table-cell>
          <table:table-cell table:style-name="ce36"/>
          <table:table-cell table:style-name="ce47" office:value-type="time" office:time-value="PT00H00M00S">
            <text:p>00:00</text:p>
          </table:table-cell>
          <table:table-cell table:style-name="ce53" table:formula="of:=[.G3]+SUM([.G4:.G65526])" office:value-type="time" office:time-value="PT02H05M00S">
            <text:p>02:05</text:p>
          </table:table-cell>
          <table:table-cell table:style-name="ce47" table:formula="of:=['7. Upload'.$J$3]" office:value-type="time" office:time-value="PT15H55M00S">
            <text:p>15:55</text:p>
          </table:table-cell>
          <table:table-cell table:style-name="ce53" table:formula="of:=MAX([.I4:.I65526])" office:value-type="time" office:time-value="PT17H45M00S">
            <text:p>17:4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8.1.">
            <text:p>8.1.</text:p>
          </table:table-cell>
          <table:table-cell table:style-name="ce37"/>
          <table:table-cell table:style-name="ce39"/>
          <table:table-cell table:style-name="ce37" office:value-type="string">
            <text:p>Submit news</text:p>
          </table:table-cell>
          <table:table-cell table:style-name="ce37"/>
          <table:table-cell table:style-name="ce49" office:value-type="time" office:time-value="PT00H15M00S">
            <text:p>00:15</text:p>
          </table:table-cell>
          <table:table-cell table:style-name="ce55"/>
          <table:table-cell table:style-name="ce49" table:formula="of:=MAX([.I$1:.I4])+[.G5]" office:value-type="time" office:time-value="PT16H10M00S">
            <text:p>16:1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8.1.1.">
            <text:p>8.1.1.</text:p>
          </table:table-cell>
          <table:table-cell table:style-name="ce40"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4" table:formula="of:=CONCATENATE([.B$5]; COUNTA([.C$6:.C7]); &quot;.&quot;)" office:value-type="string" office:string-value="8.1.2.">
            <text:p>8.1.2.</text:p>
          </table:table-cell>
          <table:table-cell table:style-name="ce40"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4"/>
          <table:table-cell table:style-name="ce40"/>
          <table:table-cell office:value-type="string">
            <text:p>Title:</text:p>
          </table:table-cell>
          <table:table-cell table:number-columns-repeated="1019"/>
        </table:table-row>
        <table:table-row table:style-name="ro1">
          <table:table-cell table:number-columns-repeated="2"/>
          <table:table-cell table:style-name="ce34"/>
          <table:table-cell table:style-name="ce40"/>
          <table:table-cell office:value-type="string">
            <text:p>"YAT 2.0 Beta 4 Candidate 1 Version 1.99.28"</text:p>
          </table:table-cell>
          <table:table-cell table:number-columns-repeated="1019"/>
        </table:table-row>
        <table:table-row table:style-name="ro1">
          <table:table-cell table:number-columns-repeated="2"/>
          <table:table-cell table:style-name="ce34"/>
          <table:table-cell table:style-name="ce40"/>
          <table:table-cell office:value-type="string">
            <text:p>Text:</text:p>
          </table:table-cell>
          <table:table-cell table:number-columns-repeated="1019"/>
        </table:table-row>
        <table:table-row table:style-name="ro4">
          <table:table-cell table:number-columns-repeated="2"/>
          <table:table-cell table:style-name="ce34"/>
          <table:table-cell table:style-name="ce40"/>
          <table:table-cell table:style-name="ce100"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6]); &quot;.&quot;)" office:value-type="string" office:string-value="8.2.">
            <text:p>8.2.</text:p>
          </table:table-cell>
          <table:table-cell table:style-name="ce37"/>
          <table:table-cell table:style-name="ce39"/>
          <table:table-cell table:style-name="ce37" office:value-type="string">
            <text:p>Send e-mail to the YAT mailing list</text:p>
          </table:table-cell>
          <table:table-cell table:style-name="ce37"/>
          <table:table-cell table:style-name="ce49" office:value-type="time" office:time-value="PT00H15M00S">
            <text:p>00:15</text:p>
          </table:table-cell>
          <table:table-cell table:style-name="ce55"/>
          <table:table-cell table:style-name="ce49" table:formula="of:=MAX([.I$1:.I15])+[.G16]" office:value-type="time" office:time-value="PT16H25M00S">
            <text:p>16:25</text:p>
          </table:table-cell>
          <table:table-cell table:style-name="ce57"/>
          <table:table-cell table:style-name="ce1" table:number-columns-repeated="1014"/>
        </table:table-row>
        <table:table-row table:style-name="ro1">
          <table:table-cell table:number-columns-repeated="2"/>
          <table:table-cell table:style-name="ce34" table:formula="of:=CONCATENATE([.B$16]; COUNTA([.C$17:.C17]); &quot;.&quot;)" office:value-type="string" office:string-value="8.2.1.">
            <text:p>8.2.1.</text:p>
          </table:table-cell>
          <table:table-cell table:style-name="ce40"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4" table:formula="of:=CONCATENATE([.B$16]; COUNTA([.C$17:.C18]); &quot;.&quot;)" office:value-type="string" office:string-value="8.2.2.">
            <text:p>8.2.2.</text:p>
          </table:table-cell>
          <table:table-cell table:style-name="ce40" office:value-type="string">
            <text:p></text:p>
          </table:table-cell>
          <table:table-cell office:value-type="string">
            <text:p>Write e-mail based on earlier mailings</text:p>
          </table:table-cell>
          <table:table-cell table:number-columns-repeated="1019"/>
        </table:table-row>
        <table:table-row table:style-name="ro3">
          <table:table-cell table:number-columns-repeated="2"/>
          <table:table-cell table:style-name="ce34"/>
          <table:table-cell table:style-name="ce40"/>
          <table:table-cell office:value-type="string">
            <text:p>&gt; Make sure that links are updated completely, i.e. link text and link below</text:p>
          </table:table-cell>
          <table:table-cell table:number-columns-repeated="1019"/>
        </table:table-row>
        <table:table-row table:style-name="ro3">
          <table:table-cell table:number-columns-repeated="2"/>
          <table:table-cell table:style-name="ce34" table:formula="of:=CONCATENATE([.B$16]; COUNTA([.C$17:.C20]); &quot;.&quot;)" office:value-type="string" office:string-value="8.2.3.">
            <text:p>8.2.3.</text:p>
          </table:table-cell>
          <table:table-cell table:style-name="ce40"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3">
          <table:table-cell table:number-columns-repeated="2"/>
          <table:table-cell table:style-name="ce34" table:formula="of:=CONCATENATE([.B$16]; COUNTA([.C$17:.C21]); &quot;.&quot;)" office:value-type="string" office:string-value="8.2.4.">
            <text:p>8.2.4.</text:p>
          </table:table-cell>
          <table:table-cell table:style-name="ce40"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4" table:formula="of:=CONCATENATE([.B$16]; COUNTA([.C$17:.C22]); &quot;.&quot;)" office:value-type="string" office:string-value="8.2.5.">
            <text:p>8.2.5.</text:p>
          </table:table-cell>
          <table:table-cell table:style-name="ce40"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4"/>
          <table:table-cell table:style-name="ce40"/>
          <table:table-cell office:value-type="string">
            <text:p>&gt; It takes up to an hour until the mail is sent</text:p>
          </table:table-cell>
          <table:table-cell table:number-columns-repeated="1019"/>
        </table:table-row>
        <table:table-row table:style-name="ro1">
          <table:table-cell table:number-columns-repeated="2"/>
          <table:table-cell table:style-name="ce34" table:formula="of:=CONCATENATE([.B$16]; COUNTA([.C$17:.C24]); &quot;.&quot;)" office:value-type="string" office:string-value="8.2.6.">
            <text:p>8.2.6.</text:p>
          </table:table-cell>
          <table:table-cell table:style-name="ce40"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4" table:formula="of:=CONCATENATE([.B$16]; COUNTA([.C$17:.C25]); &quot;.&quot;)" office:value-type="string" office:string-value="8.2.7.">
            <text:p>8.2.7.</text:p>
          </table:table-cell>
          <table:table-cell table:style-name="ce40"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7]); &quot;.&quot;)" office:value-type="string" office:string-value="8.3.">
            <text:p>8.3.</text:p>
          </table:table-cell>
          <table:table-cell table:style-name="ce37"/>
          <table:table-cell table:style-name="ce39"/>
          <table:table-cell table:style-name="ce37" office:value-type="string">
            <text:p>Commit YAT</text:p>
          </table:table-cell>
          <table:table-cell table:style-name="ce37"/>
          <table:table-cell table:style-name="ce49" office:value-type="time" office:time-value="PT00H05M00S">
            <text:p>00:05</text:p>
          </table:table-cell>
          <table:table-cell table:style-name="ce55"/>
          <table:table-cell table:style-name="ce49" table:formula="of:=MAX([.I$1:.I26])+[.G27]" office:value-type="time" office:time-value="PT16H30M00S">
            <text:p>16:30</text:p>
          </table:table-cell>
          <table:table-cell table:style-name="ce57"/>
          <table:table-cell table:style-name="ce1" table:number-columns-repeated="1014"/>
        </table:table-row>
        <table:table-row table:style-name="ro1">
          <table:table-cell table:number-columns-repeated="2"/>
          <table:table-cell table:style-name="ce34" table:formula="of:=CONCATENATE([.B$27]; COUNTA([.C$28:.C28]); &quot;.&quot;)" office:value-type="string" office:string-value="8.3.1.">
            <text:p>8.3.1.</text:p>
          </table:table-cell>
          <table:table-cell table:style-name="ce40"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0]); &quot;.&quot;)" office:value-type="string" office:string-value="8.4.">
            <text:p>8.4.</text:p>
          </table:table-cell>
          <table:table-cell table:style-name="ce37"/>
          <table:table-cell table:style-name="ce39"/>
          <table:table-cell table:style-name="ce37" office:value-type="string">
            <text:p>Recreate YAT working copy</text:p>
          </table:table-cell>
          <table:table-cell table:style-name="ce37"/>
          <table:table-cell table:style-name="ce49" office:value-type="time" office:time-value="PT00H15M00S">
            <text:p>00:15</text:p>
          </table:table-cell>
          <table:table-cell table:style-name="ce55"/>
          <table:table-cell table:style-name="ce49" table:formula="of:=MAX([.I$1:.I29])+[.G30]" office:value-type="time" office:time-value="PT16H45M00S">
            <text:p>16:45</text:p>
          </table:table-cell>
          <table:table-cell table:style-name="ce57"/>
          <table:table-cell table:style-name="ce1" table:number-columns-repeated="1014"/>
        </table:table-row>
        <table:table-row table:style-name="ro3">
          <table:table-cell table:number-columns-repeated="2"/>
          <table:table-cell table:style-name="ce34" table:formula="of:=CONCATENATE([.B$30]; COUNTA([.C$31:.C31]); &quot;.&quot;)" office:value-type="string" office:string-value="8.4.1.">
            <text:p>8.4.1.</text:p>
          </table:table-cell>
          <table:table-cell table:style-name="ce40"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4" table:formula="of:=CONCATENATE([.B$30]; COUNTA([.C$31:.C32]); &quot;.&quot;)" office:value-type="string" office:string-value="8.4.2.">
            <text:p>8.4.2.</text:p>
          </table:table-cell>
          <table:table-cell table:style-name="ce40" office:value-type="string">
            <text:p></text:p>
          </table:table-cell>
          <table:table-cell office:value-type="string">
            <text:p>Remove existing backups "Trunk_&lt;Old Date&gt;"</text:p>
          </table:table-cell>
          <table:table-cell table:number-columns-repeated="1019"/>
        </table:table-row>
        <table:table-row table:style-name="ro3">
          <table:table-cell table:number-columns-repeated="2"/>
          <table:table-cell table:style-name="ce34" table:formula="of:=CONCATENATE([.B$30]; COUNTA([.C$31:.C33]); &quot;.&quot;)" office:value-type="string" office:string-value="8.4.3.">
            <text:p>8.4.3.</text:p>
          </table:table-cell>
          <table:table-cell table:style-name="ce40"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4" table:formula="of:=CONCATENATE([.B$30]; COUNTA([.C$31:.C34]); &quot;.&quot;)" office:value-type="string" office:string-value="8.4.4.">
            <text:p>8.4.4.</text:p>
          </table:table-cell>
          <table:table-cell table:style-name="ce40"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4" table:formula="of:=CONCATENATE([.B$30]; COUNTA([.C$31:.C35]); &quot;.&quot;)" office:value-type="string" office:string-value="8.4.5.">
            <text:p>8.4.5.</text:p>
          </table:table-cell>
          <table:table-cell table:style-name="ce40"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7]); &quot;.&quot;)" office:value-type="string" office:string-value="8.5.">
            <text:p>8.5.</text:p>
          </table:table-cell>
          <table:table-cell table:style-name="ce37"/>
          <table:table-cell table:style-name="ce39"/>
          <table:table-cell table:style-name="ce37" office:value-type="string">
            <text:p>Archive YAT</text:p>
          </table:table-cell>
          <table:table-cell table:style-name="ce37"/>
          <table:table-cell table:style-name="ce49" office:value-type="time" office:time-value="PT00H15M00S">
            <text:p>00:15</text:p>
          </table:table-cell>
          <table:table-cell table:style-name="ce55"/>
          <table:table-cell table:style-name="ce49" table:formula="of:=MAX([.I$1:.I36])+[.G37]" office:value-type="time" office:time-value="PT17H00M00S">
            <text:p>17:00</text:p>
          </table:table-cell>
          <table:table-cell table:style-name="ce57"/>
          <table:table-cell table:style-name="ce1" table:number-columns-repeated="1014"/>
        </table:table-row>
        <table:table-row table:style-name="ro1">
          <table:table-cell table:number-columns-repeated="2"/>
          <table:table-cell table:style-name="ce34" table:formula="of:=CONCATENATE([.B$37]; COUNTA([.C$38:.C38]); &quot;.&quot;)" office:value-type="string" office:string-value="8.5.1.">
            <text:p>8.5.1.</text:p>
          </table:table-cell>
          <table:table-cell table:style-name="ce40"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4"/>
          <table:table-cell table:style-name="ce40"/>
          <table:table-cell office:value-type="string">
            <text:p>&gt; Use 'SVN &gt; Export...'</text:p>
          </table:table-cell>
          <table:table-cell table:number-columns-repeated="1019"/>
        </table:table-row>
        <table:table-row table:style-name="ro1">
          <table:table-cell table:number-columns-repeated="2"/>
          <table:table-cell table:style-name="ce34" table:formula="of:=CONCATENATE([.B$37]; COUNTA([.C$38:.C40]); &quot;.&quot;)" office:value-type="string" office:string-value="8.5.2.">
            <text:p>8.5.2.</text:p>
          </table:table-cell>
          <table:table-cell table:style-name="ce40"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42]); &quot;.&quot;)" office:value-type="string" office:string-value="8.6.">
            <text:p>8.6.</text:p>
          </table:table-cell>
          <table:table-cell table:style-name="ce37"/>
          <table:table-cell table:style-name="ce39"/>
          <table:table-cell table:style-name="ce37" office:value-type="string">
            <text:p>Update and verify YAT working copy</text:p>
          </table:table-cell>
          <table:table-cell table:style-name="ce37"/>
          <table:table-cell table:style-name="ce49" office:value-type="time" office:time-value="PT00H15M00S">
            <text:p>00:15</text:p>
          </table:table-cell>
          <table:table-cell table:style-name="ce55"/>
          <table:table-cell table:style-name="ce49" table:formula="of:=MAX([.I$1:.I41])+[.G42]" office:value-type="time" office:time-value="PT17H15M00S">
            <text:p>17:15</text:p>
          </table:table-cell>
          <table:table-cell table:style-name="ce57"/>
          <table:table-cell table:number-columns-repeated="1014"/>
        </table:table-row>
        <table:table-row table:style-name="ro1">
          <table:table-cell table:number-columns-repeated="2"/>
          <table:table-cell table:style-name="ce34" table:formula="of:=CONCATENATE([.B$42]; COUNTA([.C$43:.C43]); &quot;.&quot;)" office:value-type="string" office:string-value="8.6.1.">
            <text:p>8.6.1.</text:p>
          </table:table-cell>
          <table:table-cell table:style-name="ce40"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4" table:formula="of:=CONCATENATE([.B$42]; COUNTA([.C$43:.C44]); &quot;.&quot;)" office:value-type="string" office:string-value="8.6.2.">
            <text:p>8.6.2.</text:p>
          </table:table-cell>
          <table:table-cell table:style-name="ce40" office:value-type="string">
            <text:p></text:p>
          </table:table-cell>
          <table:table-cell office:value-type="string">
            <text:p>Fold all projects</text:p>
          </table:table-cell>
          <table:table-cell table:number-columns-repeated="1019"/>
        </table:table-row>
        <table:table-row table:style-name="ro3">
          <table:table-cell table:number-columns-repeated="2"/>
          <table:table-cell table:style-name="ce34" table:formula="of:=CONCATENATE([.B$42]; COUNTA([.C$43:.C45]); &quot;.&quot;)" office:value-type="string" office:string-value="8.6.3.">
            <text:p>8.6.3.</text:p>
          </table:table-cell>
          <table:table-cell table:style-name="ce40" office:value-type="string">
            <text:p></text:p>
          </table:table-cell>
          <table:table-cell office:value-type="string">
            <text:p>Set 'YAT' as the active startup project</text:p>
          </table:table-cell>
          <table:table-cell table:number-columns-repeated="1019"/>
        </table:table-row>
        <table:table-row table:style-name="ro3">
          <table:table-cell table:number-columns-repeated="2"/>
          <table:table-cell table:style-name="ce34" table:formula="of:=CONCATENATE([.B$42]; COUNTA([.C$43:.C46]); &quot;.&quot;)" office:value-type="string" office:string-value="8.6.4.">
            <text:p>8.6.4.</text:p>
          </table:table-cell>
          <table:table-cell table:style-name="ce40" office:value-type="string">
            <text:p></text:p>
          </table:table-cell>
          <table:table-cell office:value-type="string">
            <text:p>Increment product version in ALAZ.Version</text:p>
          </table:table-cell>
          <table:table-cell table:number-columns-repeated="1019"/>
        </table:table-row>
        <table:table-row table:style-name="ro3">
          <table:table-cell table:number-columns-repeated="2"/>
          <table:table-cell table:style-name="ce34" table:formula="of:=CONCATENATE([.B$42]; COUNTA([.C$43:.C47]); &quot;.&quot;)" office:value-type="string" office:string-value="8.6.5.">
            <text:p>8.6.5.</text:p>
          </table:table-cell>
          <table:table-cell table:style-name="ce40" office:value-type="string">
            <text:p></text:p>
          </table:table-cell>
          <table:table-cell office:value-type="string">
            <text:p>Increment product version in MKY.Version</text:p>
          </table:table-cell>
          <table:table-cell table:number-columns-repeated="1019"/>
        </table:table-row>
        <table:table-row table:style-name="ro3">
          <table:table-cell table:number-columns-repeated="2"/>
          <table:table-cell table:style-name="ce34" table:formula="of:=CONCATENATE([.B$42]; COUNTA([.C$43:.C48]); &quot;.&quot;)" office:value-type="string" office:string-value="8.6.6.">
            <text:p>8.6.6.</text:p>
          </table:table-cell>
          <table:table-cell table:style-name="ce40" office:value-type="string">
            <text:p></text:p>
          </table:table-cell>
          <table:table-cell office:value-type="string">
            <text:p>Increment product version in NUnit.Version</text:p>
          </table:table-cell>
          <table:table-cell table:number-columns-repeated="1019"/>
        </table:table-row>
        <table:table-row table:style-name="ro3">
          <table:table-cell table:number-columns-repeated="2"/>
          <table:table-cell table:style-name="ce34" table:formula="of:=CONCATENATE([.B$42]; COUNTA([.C$43:.C49]); &quot;.&quot;)" office:value-type="string" office:string-value="8.6.7.">
            <text:p>8.6.7.</text:p>
          </table:table-cell>
          <table:table-cell table:style-name="ce40" office:value-type="string">
            <text:p></text:p>
          </table:table-cell>
          <table:table-cell office:value-type="string">
            <text:p>Increment product version in YAT.Version</text:p>
          </table:table-cell>
          <table:table-cell table:number-columns-repeated="1019"/>
        </table:table-row>
        <table:table-row table:style-name="ro3">
          <table:table-cell table:number-columns-repeated="2"/>
          <table:table-cell table:style-name="ce34" table:formula="of:=CONCATENATE([.B$42]; COUNTA([.C$43:.C50]); &quot;.&quot;)" office:value-type="string" office:string-value="8.6.8.">
            <text:p>8.6.8.</text:p>
          </table:table-cell>
          <table:table-cell table:style-name="ce40"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4"/>
          <table:table-cell table:style-name="ce40"/>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4" table:formula="of:=CONCATENATE([.B$42]; COUNTA([.C$43:.C52]); &quot;.&quot;)" office:value-type="string" office:string-value="8.6.9.">
            <text:p>8.6.9.</text:p>
          </table:table-cell>
          <table:table-cell table:style-name="ce40" office:value-type="string">
            <text:p></text:p>
          </table:table-cell>
          <table:table-cell office:value-type="string">
            <text:p>Set product version in MKY file headers</text:p>
          </table:table-cell>
          <table:table-cell table:number-columns-repeated="1019"/>
        </table:table-row>
        <table:table-row table:style-name="ro3">
          <table:table-cell table:number-columns-repeated="4"/>
          <table:table-cell office:value-type="string">
            <text:p>&gt; Add 'Development', e.g. '// MKY Development Version 1.0.7'</text:p>
          </table:table-cell>
          <table:table-cell table:number-columns-repeated="1019"/>
        </table:table-row>
        <table:table-row table:style-name="ro3">
          <table:table-cell table:number-columns-repeated="2"/>
          <table:table-cell table:style-name="ce34" table:formula="of:=CONCATENATE([.B$42]; COUNTA([.C$43:.C54]); &quot;.&quot;)" office:value-type="string" office:string-value="8.6.10.">
            <text:p>8.6.10.</text:p>
          </table:table-cell>
          <table:table-cell table:style-name="ce40" office:value-type="string">
            <text:p></text:p>
          </table:table-cell>
          <table:table-cell office:value-type="string">
            <text:p>Set product version in NUnit file headers</text:p>
          </table:table-cell>
          <table:table-cell table:number-columns-repeated="1019"/>
        </table:table-row>
        <table:table-row table:style-name="ro3">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4" table:formula="of:=CONCATENATE([.B$42]; COUNTA([.C$43:.C56]); &quot;.&quot;)" office:value-type="string" office:string-value="8.6.11.">
            <text:p>8.6.11.</text:p>
          </table:table-cell>
          <table:table-cell table:style-name="ce40" office:value-type="string">
            <text:p></text:p>
          </table:table-cell>
          <table:table-cell office:value-type="string">
            <text:p>Set product version in YAT file headers</text:p>
          </table:table-cell>
          <table:table-cell table:number-columns-repeated="1019"/>
        </table:table-row>
        <table:table-row table:style-name="ro3">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4" table:formula="of:=CONCATENATE([.B$42]; COUNTA([.C$43:.C58]); &quot;.&quot;)" office:value-type="string" office:string-value="8.6.12.">
            <text:p>8.6.12.</text:p>
          </table:table-cell>
          <table:table-cell table:style-name="ce40"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4" table:formula="of:=CONCATENATE([.B$42]; COUNTA([.C$43:.C59]); &quot;.&quot;)" office:value-type="string" office:string-value="8.6.13.">
            <text:p>8.6.13.</text:p>
          </table:table-cell>
          <table:table-cell table:style-name="ce40"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4" table:formula="of:=CONCATENATE([.B$42]; COUNTA([.C$43:.C60]); &quot;.&quot;)" office:value-type="string" office:string-value="8.6.14.">
            <text:p>8.6.14.</text:p>
          </table:table-cell>
          <table:table-cell table:style-name="ce40"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2]); &quot;.&quot;)" office:value-type="string" office:string-value="8.7.">
            <text:p>8.7.</text:p>
          </table:table-cell>
          <table:table-cell table:style-name="ce37"/>
          <table:table-cell table:style-name="ce39"/>
          <table:table-cell table:style-name="ce37" office:value-type="string">
            <text:p>Update statistics</text:p>
          </table:table-cell>
          <table:table-cell table:style-name="ce37"/>
          <table:table-cell table:style-name="ce49" office:value-type="time" office:time-value="PT00H15M00S">
            <text:p>00:15</text:p>
          </table:table-cell>
          <table:table-cell table:style-name="ce55"/>
          <table:table-cell table:style-name="ce49" table:formula="of:=MAX([.I$1:.I57])+[.G62]" office:value-type="time" office:time-value="PT17H30M00S">
            <text:p>17:30</text:p>
          </table:table-cell>
          <table:table-cell table:style-name="ce57"/>
          <table:table-cell table:number-columns-repeated="1014"/>
        </table:table-row>
        <table:table-row table:style-name="ro3">
          <table:table-cell table:number-columns-repeated="2"/>
          <table:table-cell table:style-name="ce34" table:formula="of:=CONCATENATE([.B$62]; COUNTA([.C$63:.C63]); &quot;.&quot;)" office:value-type="string" office:string-value="8.7.1.">
            <text:p>8.7.1.</text:p>
          </table:table-cell>
          <table:table-cell table:style-name="ce40"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5]); &quot;.&quot;)" office:value-type="string" office:string-value="8.8.">
            <text:p>8.8.</text:p>
          </table:table-cell>
          <table:table-cell table:style-name="ce37"/>
          <table:table-cell table:style-name="ce39"/>
          <table:table-cell table:style-name="ce37" office:value-type="string">
            <text:p>Backup PC</text:p>
          </table:table-cell>
          <table:table-cell table:style-name="ce37"/>
          <table:table-cell table:style-name="ce49" office:value-type="time" office:time-value="PT00H30M00S">
            <text:p>00:30</text:p>
          </table:table-cell>
          <table:table-cell table:style-name="ce55"/>
          <table:table-cell table:style-name="ce49" table:formula="of:=MAX([.I$1:.I61])+[.G65]" office:value-type="time" office:time-value="PT17H45M00S">
            <text:p>17:45</text:p>
          </table:table-cell>
          <table:table-cell table:style-name="ce57"/>
          <table:table-cell table:number-columns-repeated="1014"/>
        </table:table-row>
        <table:table-row table:style-name="ro1">
          <table:table-cell table:number-columns-repeated="2"/>
          <table:table-cell table:style-name="ce34" table:formula="of:=CONCATENATE([.B$65]; COUNTA([.C$66:.C66]); &quot;.&quot;)" office:value-type="string" office:string-value="8.8.1.">
            <text:p>8.8.1.</text:p>
          </table:table-cell>
          <table:table-cell table:style-name="ce40"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4" table:formula="of:=CONCATENATE([.B$65]; COUNTA([.C$66:.C67]); &quot;.&quot;)" office:value-type="string" office:string-value="8.8.2.">
            <text:p>8.8.2.</text:p>
          </table:table-cell>
          <table:table-cell table:style-name="ce40"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3-02-02</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02.02.2013</text:date>, <text:time>14:49: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4H31M53S</meta:editing-duration>
    <meta:editing-cycles>83</meta:editing-cycles>
    <meta:generator>OpenOffice.org/3.3$Win32 OpenOffice.org_project/330m20$Build-9567</meta:generator>
    <meta:initial-creator>Matthias Kläy</meta:initial-creator>
    <dc:date>2013-02-02T14:49:44.02</dc:date>
    <meta:print-date>2013-01-02T18:59:27.40</meta:print-date>
    <meta:document-statistic meta:table-count="9" meta:cell-count="871" meta:object-count="0"/>
  </office:meta>
</office:document-meta>
</file>